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left" draw:textarea-vertical-align="top"/>
    </style:style>
    <style:style style:name="gr9" style:family="graphic" style:parent-style-name="standard">
      <style:graphic-properties draw:fill="solid" draw:fill-color="#ffff99" draw:textarea-horizontal-align="left" draw:textarea-vertical-align="top"/>
    </style:style>
    <style:style style:name="gr10" style:family="graphic" style:parent-style-name="standard">
      <style:graphic-properties draw:fill="solid" draw:fill-color="#ffd320" draw:textarea-horizontal-align="center" draw:textarea-vertical-align="middle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gr12" style:family="graphic" style:parent-style-name="standard">
      <style:graphic-properties draw:fill="solid" draw:fill-color="#00b8ff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left" draw:textarea-vertical-align="top"/>
    </style:style>
    <style:style style:name="gr14" style:family="graphic" style:parent-style-name="standard">
      <style:graphic-properties draw:fill="solid" draw:fill-color="#00b8ff" draw:textarea-horizontal-align="center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99" draw:textarea-horizontal-align="center" draw:textarea-vertical-align="middl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1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/>
    </style:style>
    <style:style style:name="T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style:use-window-font-color="true"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6" draw:id="id16" draw:layer="layout" svg:width="5.271cm" svg:height="6.1cm" svg:x="1cm" svg:y="7.2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>organization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agreement_id</text:span></text:p>
          <text:p text:style-name="P1"><text:span text:style-name="T1">agreement_date</text:span></text:p>
          <text:p text:style-name="P1"><text:span text:style-name="T1">selected_task_group_id</text:span></text:p>
          <text:p text:style-name="P1"><text:span text:style-name="T1">selected_test_panel_id</text:span></text:p>
          <text:p text:style-name="P1"><text:span text:style-name="T1">selected_software_id</text:span></text:p>
          <text:p text:style-name="P1"><text:span text:style-name="T1">selected_test_panel_case_id</text:span></text:p>
          <text:p text:style-name="P1"><text:span text:style-name="T1">selected_test_case_id</text:span></text:p>
          <text:p text:style-name="P1"><text:span text:style-name="T1">selected_software_compare_id</text:span></text:p>
          <text:p text:style-name="P1"><text:span text:style-name="T1"/></text:p>
        </draw:rect>
        <draw:rect draw:style-name="gr2" draw:text-style-name="P4" xml:id="id2" draw:id="id2" draw:layer="layout" svg:width="5.271cm" svg:height="0.61cm" svg:x="1cm" svg:y="6.6cm">
          <text:p text:style-name="P3"><text:span text:style-name="T2">User</text:span></text:p>
        </draw:rect>
        <draw:rect draw:style-name="gr1" draw:text-style-name="P2" xml:id="id6" draw:id="id6" draw:layer="layout" svg:width="4.1cm" svg:height="2cm" svg:x="14.14cm" svg:y="2.9cm">
          <text:p text:style-name="P1"><text:span text:style-name="T1">task_group_id</text:span></text:p>
          <text:p text:style-name="P1"><text:span text:style-name="T1">label</text:span></text:p>
          <text:p text:style-name="P1"><text:span text:style-name="T1">primary_software_id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4.1cm" svg:height="0.61cm" svg:x="14.14cm" svg:y="2.3cm">
          <text:p text:style-name="P3"><text:span text:style-name="T2">Task Group</text:span></text:p>
        </draw:rect>
        <draw:rect draw:style-name="gr1" draw:text-style-name="P2" draw:layer="layout" svg:width="2.8cm" svg:height="1.854cm" svg:x="9.76cm" svg:y="1.6cm">
          <text:p text:style-name="P1"><text:span text:style-name="T1">expert_id</text:span></text:p>
          <text:p text:style-name="P1"><text:span text:style-name="T1">user_id</text:span></text:p>
          <text:p text:style-name="P1"><text:span text:style-name="T1">task_group_id</text:span></text:p>
          <text:p text:style-name="P1"><text:span text:style-name="T1">role_status</text:span></text:p>
        </draw:rect>
        <draw:rect draw:style-name="gr2" draw:text-style-name="P4" draw:layer="layout" svg:width="2.8cm" svg:height="0.61cm" svg:x="9.76cm" svg:y="1cm">
          <text:p text:style-name="P3"><text:span text:style-name="T2">Expert</text:span></text:p>
        </draw:rect>
        <draw:rect draw:style-name="gr2" draw:text-style-name="P4" xml:id="id8" draw:id="id8" draw:layer="layout" svg:width="2.3cm" svg:height="0.61cm" svg:x="19.2cm" svg:y="3.7cm">
          <text:p text:style-name="P3"><text:span text:style-name="T2">Software</text:span></text:p>
        </draw:rect>
        <draw:rect draw:style-name="gr1" draw:text-style-name="P2" xml:id="id10" draw:id="id10" draw:layer="layout" svg:width="3.26cm" svg:height="1.4cm" svg:x="16.9cm" svg:y="5.9cm">
          <text:p text:style-name="P1"><text:span text:style-name="T1">test_panel_id</text:span></text:p>
          <text:p text:style-name="P1"><text:span text:style-name="T1">task_group_id</text:span></text:p>
          <text:p text:style-name="P1"><text:span text:style-name="T1">label</text:span></text:p>
          <text:p text:style-name="P1"><text:span text:style-name="T1"/></text:p>
        </draw:rect>
        <draw:rect draw:style-name="gr2" draw:text-style-name="P4" draw:layer="layout" svg:width="3.26cm" svg:height="0.61cm" svg:x="16.9cm" svg:y="5.3cm">
          <text:p text:style-name="P3"><text:span text:style-name="T2">Test Panel</text:span></text:p>
        </draw:rect>
        <draw:rect draw:style-name="gr2" draw:text-style-name="P4" xml:id="id12" draw:id="id12" draw:layer="layout" svg:width="2.65cm" svg:height="0.61cm" svg:x="24.25cm" svg:y="4cm">
          <text:p text:style-name="P3"><text:span text:style-name="T2">Test Case</text:span></text:p>
        </draw:rect>
        <draw:circle draw:style-name="gr3" draw:text-style-name="P3" xml:id="id1" draw:id="id1" draw:layer="layout" svg:width="0.229cm" svg:height="0.229cm" svg:x="9.7cm" svg:y="2.3cm">
          <text:p/>
        </draw:circle>
        <draw:connector draw:style-name="gr4" draw:text-style-name="P3" draw:layer="layout" draw:type="curve" svg:x1="9.7cm" svg:y1="2.414cm" svg:x2="3.635cm" svg:y2="6.6cm" draw:start-shape="id1" draw:start-glue-point="3" draw:end-shape="id2" draw:end-glue-point="0" svg:d="m9700 2414c-4044 0-6065 1395-6065 4186">
          <text:p/>
        </draw:connector>
        <draw:circle draw:style-name="gr3" draw:text-style-name="P3" xml:id="id3" draw:id="id3" draw:layer="layout" svg:width="0.229cm" svg:height="0.229cm" svg:x="12.4cm" svg:y="2.6cm">
          <text:p/>
        </draw:circle>
        <draw:connector draw:style-name="gr4" draw:text-style-name="P3" draw:layer="layout" draw:type="curve" svg:x1="12.629cm" svg:y1="2.714cm" svg:x2="14.14cm" svg:y2="2.605cm" draw:start-shape="id3" draw:start-glue-point="1" draw:end-shape="id4" svg:d="m12629 2714c1134 0 379-109 1511-109">
          <text:p/>
        </draw:connector>
        <draw:circle draw:style-name="gr3" draw:text-style-name="P3" xml:id="id5" draw:id="id5" draw:layer="layout" svg:width="0.229cm" svg:height="0.229cm" svg:x="16.8cm" svg:y="6.5cm">
          <text:p/>
        </draw:circle>
        <draw:connector draw:style-name="gr4" draw:text-style-name="P3" draw:layer="layout" draw:type="curve" svg:x1="16.8cm" svg:y1="6.614cm" svg:x2="16.19cm" svg:y2="4.9cm" draw:start-shape="id5" draw:start-glue-point="3" draw:end-shape="id6" svg:d="m16800 6614c-407 0-610-571-610-1714">
          <text:p/>
        </draw:connector>
        <draw:circle draw:style-name="gr3" draw:text-style-name="P3" xml:id="id7" draw:id="id7" draw:layer="layout" svg:width="0.229cm" svg:height="0.229cm" svg:x="17.74cm" svg:y="3.9cm">
          <text:p/>
        </draw:circle>
        <draw:connector draw:style-name="gr4" draw:text-style-name="P3" draw:layer="layout" draw:type="curve" svg:x1="17.969cm" svg:y1="4.014cm" svg:x2="19.2cm" svg:y2="4.005cm" draw:start-shape="id7" draw:start-glue-point="1" draw:end-shape="id8" draw:end-glue-point="3" svg:d="m17969 4014c924 0 309-9 1231-9">
          <text:p/>
        </draw:connector>
        <draw:rect draw:style-name="gr1" draw:text-style-name="P2" draw:layer="layout" svg:width="3.76cm" svg:height="3.016cm" svg:x="21.4cm" svg:y="5.884cm">
          <text:p text:style-name="P1"><text:span text:style-name="T1">test_panel_case_id</text:span></text:p>
          <text:p text:style-name="P1"><text:span text:style-name="T1">test_panel_id</text:span></text:p>
          <text:p text:style-name="P1"><text:span text:style-name="T1">test_case_id</text:span></text:p>
          <text:p text:style-name="P1"><text:span text:style-name="T1">category_name</text:span></text:p>
          <text:p text:style-name="P1"><text:span text:style-name="T1">include_status</text:span></text:p>
          <text:p text:style-name="P1"><text:span text:style-name="T1">result_status</text:span></text:p>
          <text:p text:style-name="P1"><text:span text:style-name="T1">test_case_number</text:span></text:p>
          <text:p text:style-name="P1"><text:span text:style-name="T1"/></text:p>
        </draw:rect>
        <draw:rect draw:style-name="gr2" draw:text-style-name="P4" draw:layer="layout" svg:width="3.76cm" svg:height="0.61cm" svg:x="21.4cm" svg:y="5.274cm">
          <text:p text:style-name="P3"><text:span text:style-name="T2">Test Panel Case</text:span></text:p>
        </draw:rect>
        <draw:circle draw:style-name="gr3" draw:text-style-name="P3" xml:id="id11" draw:id="id11" draw:layer="layout" svg:width="0.229cm" svg:height="0.229cm" svg:x="23.7cm" svg:y="6.874cm">
          <text:p/>
        </draw:circle>
        <draw:circle draw:style-name="gr3" draw:text-style-name="P3" xml:id="id9" draw:id="id9" draw:layer="layout" svg:width="0.229cm" svg:height="0.229cm" svg:x="21.301cm" svg:y="6.475cm">
          <text:p/>
        </draw:circle>
        <draw:connector draw:style-name="gr4" draw:text-style-name="P3" draw:layer="layout" draw:type="curve" svg:x1="21.301cm" svg:y1="6.589cm" svg:x2="20.16cm" svg:y2="6.6cm" draw:start-shape="id9" draw:start-glue-point="3" draw:end-shape="id10" svg:d="m21301 6589c-855 0-285 11-1141 11">
          <text:p/>
        </draw:connector>
        <draw:connector draw:style-name="gr4" draw:text-style-name="P3" draw:layer="layout" draw:type="curve" svg:x1="23.929cm" svg:y1="6.988cm" svg:x2="25.575cm" svg:y2="4.61cm" draw:start-shape="id11" draw:start-glue-point="1" draw:end-shape="id12" svg:d="m23929 6988c1098 0 1646-792 1646-2378">
          <text:p/>
        </draw:connector>
        <draw:rect draw:style-name="gr1" draw:text-style-name="P2" draw:layer="layout" svg:width="3cm" svg:height="1.431cm" svg:x="6.54cm" svg:y="12.3cm">
          <text:p text:style-name="P1"><text:span text:style-name="T1">agreement_id</text:span></text:p>
          <text:p text:style-name="P1"><text:span text:style-name="T1">version_date</text:span></text:p>
          <text:p text:style-name="P1"><text:span text:style-name="T1">agreement_tex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4" xml:id="id14" draw:id="id14" draw:layer="layout" svg:width="3cm" svg:height="0.61cm" svg:x="6.54cm" svg:y="11.7cm">
          <text:p text:style-name="P3"><text:span text:style-name="T2">Agreement</text:span></text:p>
        </draw:rect>
        <draw:circle draw:style-name="gr3" draw:text-style-name="P3" xml:id="id13" draw:id="id13" draw:layer="layout" svg:width="0.229cm" svg:height="0.229cm" svg:x="3.654cm" svg:y="10.071cm">
          <text:p/>
        </draw:circle>
        <draw:connector draw:style-name="gr4" draw:text-style-name="P3" draw:layer="layout" draw:type="curve" svg:x1="3.883cm" svg:y1="10.185cm" svg:x2="8.04cm" svg:y2="11.7cm" draw:start-shape="id13" draw:start-glue-point="1" draw:end-shape="id14" draw:end-glue-point="0" svg:d="m3883 10185c2772 0 4157 505 4157 1515">
          <text:p/>
        </draw:connector>
        <draw:rect draw:style-name="gr1" draw:text-style-name="P2" draw:layer="layout" svg:width="2.46cm" svg:height="2.204cm" svg:x="7cm" svg:y="3.5cm">
          <text:p text:style-name="P1"><text:span text:style-name="T1">role_status</text:span></text:p>
          <text:p text:style-name="P1"><text:span text:style-name="T1">label</text:span></text:p>
          <text:p text:style-name="P1"><text:span text:style-name="T1"><text:s/></text:span><text:span text:style-name="T1">- admin</text:span></text:p>
          <text:p text:style-name="P1"><text:span text:style-name="T1"><text:s/></text:span><text:span text:style-name="T1">- expert</text:span></text:p>
          <text:p text:style-name="P1"><text:span text:style-name="T1"><text:s/></text:span><text:span text:style-name="T1">- view</text:span></text:p>
        </draw:rect>
        <draw:rect draw:style-name="gr5" draw:text-style-name="P4" draw:layer="layout" svg:width="2.46cm" svg:height="0.5cm" svg:x="7cm" svg:y="3cm">
          <text:p text:style-name="P3"><text:span text:style-name="T2">Role</text:span></text:p>
        </draw:rect>
        <draw:rect draw:style-name="gr6" draw:text-style-name="P3" draw:layer="layout" svg:width="6.44cm" svg:height="1.5cm" svg:x="20.5cm" svg:y="1cm">
          <text:p/>
        </draw:rect>
        <draw:frame draw:style-name="gr7" draw:layer="layout" svg:width="6.352cm" svg:height="0.963cm" svg:x="20.488cm" svg:y="1cm">
          <draw:text-box>
            <text:p>TCH Forecast Tester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1" draw:text-style-name="P2" draw:layer="layout" svg:width="3.5cm" svg:height="2.4cm" svg:x="4.46cm" svg:y="18cm">
          <text:p text:style-name="P1"><text:span text:style-name="T1">login_attempt_id</text:span></text:p>
          <text:p text:style-name="P1"><text:span text:style-name="T1">login_date</text:span></text:p>
          <text:p text:style-name="P1"><text:span text:style-name="T1">name</text:span></text:p>
          <text:p text:style-name="P1"><text:span text:style-name="T1">password</text:span></text:p>
          <text:p text:style-name="P1"><text:span text:style-name="T1">user_id</text:span></text:p>
        </draw:rect>
        <draw:rect draw:style-name="gr2" draw:text-style-name="P4" draw:layer="layout" svg:width="3.5cm" svg:height="0.61cm" svg:x="4.46cm" svg:y="17.4cm">
          <text:p text:style-name="P3"><text:span text:style-name="T2">Login Attempt</text:span></text:p>
        </draw:rect>
        <draw:circle draw:style-name="gr3" draw:text-style-name="P3" xml:id="id15" draw:id="id15" draw:layer="layout" svg:width="0.229cm" svg:height="0.229cm" svg:x="4.4cm" svg:y="19.771cm">
          <text:p/>
        </draw:circle>
        <draw:connector draw:style-name="gr4" draw:text-style-name="P3" draw:layer="layout" draw:type="curve" svg:x1="4.4cm" svg:y1="19.885cm" svg:x2="3.635cm" svg:y2="13.3cm" draw:start-shape="id15" draw:start-glue-point="3" draw:end-shape="id16" draw:end-glue-point="2" svg:d="m4400 19885c-510 0-765-2195-765-6585">
          <text:p/>
        </draw:connector>
        <draw:rect draw:style-name="gr1" draw:text-style-name="P2" xml:id="id19" draw:id="id19" draw:layer="layout" svg:width="3cm" svg:height="4.7cm" svg:x="11.9cm" svg:y="5.7cm">
          <text:p text:style-name="P1"><text:span text:style-name="T1">registration_id</text:span></text:p>
          <text:p text:style-name="P1"><text:span text:style-name="T1">registration_key</text:span></text:p>
          <text:p text:style-name="P1"><text:span text:style-name="T1">user_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email</text:span></text:p>
          <text:p text:style-name="P1"><text:span text:style-name="T1">task_group_id</text:span></text:p>
          <text:p text:style-name="P1"><text:span text:style-name="T1">facility</text:span></text:p>
          <text:p text:style-name="P1"><text:span text:style-name="T1">accepted_date</text:span></text:p>
          <text:p text:style-name="P1"><text:span text:style-name="T1"/></text:p>
        </draw:rect>
        <draw:rect draw:style-name="gr2" draw:text-style-name="P4" draw:layer="layout" svg:width="3cm" svg:height="0.61cm" svg:x="11.9cm" svg:y="5.1cm">
          <text:p text:style-name="P3"><text:span text:style-name="T2">Registration</text:span></text:p>
        </draw:rect>
        <draw:rect draw:style-name="gr1" draw:text-style-name="P2" draw:layer="layout" svg:width="3cm" svg:height="2.704cm" svg:x="12.7cm" svg:y="17.6cm">
          <text:p text:style-name="P1"><text:span text:style-name="T1">access_status</text:span></text:p>
          <text:p text:style-name="P1"><text:span text:style-name="T1">label</text:span></text:p>
          <text:p text:style-name="P1"><text:span text:style-name="T1"><text:s/></text:span><text:span text:style-name="T1">- R requested</text:span></text:p>
          <text:p text:style-name="P1"><text:span text:style-name="T1"><text:s/></text:span><text:span text:style-name="T1">- G granted</text:span></text:p>
          <text:p text:style-name="P1"><text:span text:style-name="T1"><text:s/></text:span><text:span text:style-name="T1">- C confirmed</text:span></text:p>
          <text:p text:style-name="P1"><text:span text:style-name="T1"><text:s/></text:span><text:span text:style-name="T1">- X revoked</text:span></text:p>
        </draw:rect>
        <draw:rect draw:style-name="gr5" draw:text-style-name="P4" xml:id="id23" draw:id="id23" draw:layer="layout" svg:width="3cm" svg:height="0.5cm" svg:x="12.7cm" svg:y="17.1cm">
          <text:p text:style-name="P3"><text:span text:style-name="T2">Access</text:span></text:p>
        </draw:rect>
        <draw:rect draw:style-name="gr1" draw:text-style-name="P2" xml:id="id21" draw:id="id21" draw:layer="layout" svg:width="3.5cm" svg:height="2.204cm" svg:x="14.6cm" svg:y="14.596cm">
          <text:p text:style-name="P1"><text:span text:style-name="T1">module_type</text:span></text:p>
          <text:p text:style-name="P1"><text:span text:style-name="T1">label</text:span></text:p>
          <text:p text:style-name="P1"><text:span text:style-name="T1"><text:s/></text:span><text:span text:style-name="T1">- A API</text:span></text:p>
          <text:p text:style-name="P1"><text:span text:style-name="T1"><text:s/></text:span><text:span text:style-name="T1">- I IHS</text:span></text:p>
          <text:p text:style-name="P1"><text:span text:style-name="T1"><text:s/></text:span><text:span text:style-name="T1">- W Web Access</text:span></text:p>
        </draw:rect>
        <draw:rect draw:style-name="gr5" draw:text-style-name="P4" draw:layer="layout" svg:width="3.5cm" svg:height="0.5cm" svg:x="14.6cm" svg:y="14.096cm">
          <text:p text:style-name="P3"><text:span text:style-name="T2">Module</text:span></text:p>
        </draw:rect>
        <draw:rect draw:style-name="gr1" draw:text-style-name="P2" draw:layer="layout" svg:width="4cm" svg:height="3.1cm" svg:x="8.3cm" svg:y="14.6cm">
          <text:p text:style-name="P1"><text:span text:style-name="T1">access_request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access_status</text:span></text:p>
          <text:p text:style-name="P1"><text:span text:style-name="T1">request_date</text:span></text:p>
          <text:p text:style-name="P1"><text:span text:style-name="T1">user_id</text:span></text:p>
          <text:p text:style-name="P1"><text:span text:style-name="T1">user_comme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cm" svg:height="0.61cm" svg:x="8.3cm" svg:y="14cm">
          <text:p text:style-name="P3"><text:span text:style-name="T2">Access Request</text:span></text:p>
        </draw:rect>
        <draw:circle draw:style-name="gr3" draw:text-style-name="P3" xml:id="id17" draw:id="id17" draw:layer="layout" svg:width="0.229cm" svg:height="0.229cm" svg:x="8.171cm" svg:y="16.766cm">
          <text:p/>
        </draw:circle>
        <draw:connector draw:style-name="gr4" draw:text-style-name="P3" draw:layer="layout" draw:type="curve" svg:x1="8.171cm" svg:y1="16.88cm" svg:x2="3.635cm" svg:y2="13.3cm" draw:start-shape="id17" draw:start-glue-point="3" draw:end-shape="id16" draw:end-glue-point="2" svg:d="m8171 16880c-3024 0-4536-1193-4536-3580">
          <text:p/>
        </draw:connector>
        <draw:circle draw:style-name="gr3" draw:text-style-name="P3" xml:id="id18" draw:id="id18" draw:layer="layout" svg:width="0.229cm" svg:height="0.229cm" svg:x="10.914cm" svg:y="15.2cm">
          <text:p/>
        </draw:circle>
        <draw:connector draw:style-name="gr4" draw:text-style-name="P3" draw:layer="layout" draw:type="curve" svg:x1="11.143cm" svg:y1="15.314cm" svg:x2="13.4cm" svg:y2="10.4cm" draw:start-shape="id18" draw:start-glue-point="1" draw:end-shape="id19" draw:end-glue-point="2" svg:d="m11143 15314c1505 0 2257-1638 2257-4914">
          <text:p/>
        </draw:connector>
        <draw:circle draw:style-name="gr3" draw:text-style-name="P3" xml:id="id20" draw:id="id20" draw:layer="layout" svg:width="0.229cm" svg:height="0.229cm" svg:x="10.713cm" svg:y="15.601cm">
          <text:p/>
        </draw:circle>
        <draw:connector draw:style-name="gr4" draw:text-style-name="P3" draw:layer="layout" draw:type="curve" svg:x1="10.942cm" svg:y1="15.715cm" svg:x2="14.6cm" svg:y2="15.698cm" draw:start-shape="id20" draw:start-glue-point="1" draw:end-shape="id21" svg:d="m10942 15715c2743 0 915-17 3658-17">
          <text:p/>
        </draw:connector>
        <draw:circle draw:style-name="gr3" draw:text-style-name="P3" xml:id="id22" draw:id="id22" draw:layer="layout" svg:width="0.229cm" svg:height="0.229cm" svg:x="10.913cm" svg:y="16.001cm">
          <text:p/>
        </draw:circle>
        <draw:connector draw:style-name="gr4" draw:text-style-name="P3" draw:layer="layout" draw:type="curve" svg:x1="11.142cm" svg:y1="16.115cm" svg:x2="14.2cm" svg:y2="17.1cm" draw:start-shape="id22" draw:start-glue-point="1" draw:end-shape="id23" draw:end-glue-point="0" svg:d="m11142 16115c2039 0 3058 328 3058 985">
          <text:p/>
        </draw:connector>
        <draw:rect draw:style-name="gr1" draw:text-style-name="P2" draw:layer="layout" svg:width="3cm" svg:height="3.4cm" svg:x="19.6cm" svg:y="13cm">
          <text:p text:style-name="P1"><text:span text:style-name="T1">use_log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use_date</text:span></text:p>
          <text:p text:style-name="P1"><text:span text:style-name="T1">startup_date</text:span></text:p>
          <text:p text:style-name="P1"><text:span text:style-name="T1">software_version</text:span></text:p>
          <text:p text:style-name="P1"><text:span text:style-name="T1">usage_cou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3cm" svg:height="0.61cm" svg:x="19.6cm" svg:y="12.4cm">
          <text:p text:style-name="P3"><text:span text:style-name="T2">Use Log</text:span></text:p>
        </draw:rect>
        <draw:circle draw:style-name="gr3" draw:text-style-name="P3" xml:id="id24" draw:id="id24" draw:layer="layout" svg:width="0.229cm" svg:height="0.229cm" svg:x="19.471cm" svg:y="13.571cm">
          <text:p/>
        </draw:circle>
        <draw:connector draw:style-name="gr4" draw:text-style-name="P3" draw:layer="layout" draw:type="curve" svg:x1="19.471cm" svg:y1="13.685cm" svg:x2="13.4cm" svg:y2="10.4cm" draw:start-shape="id24" draw:start-glue-point="3" draw:end-shape="id19" draw:end-glue-point="2" svg:d="m19471 13685c-4048 0-6071-1095-6071-3285">
          <text:p/>
        </draw:connector>
        <draw:circle draw:style-name="gr3" draw:text-style-name="P3" xml:id="id25" draw:id="id25" draw:layer="layout" svg:width="0.229cm" svg:height="0.229cm" svg:x="19.471cm" svg:y="13.966cm">
          <text:p/>
        </draw:circle>
        <draw:connector draw:style-name="gr4" draw:text-style-name="P3" draw:layer="layout" draw:type="curve" svg:x1="19.471cm" svg:y1="14.08cm" svg:x2="18.1cm" svg:y2="15.698cm" draw:start-shape="id25" draw:start-glue-point="3" draw:end-shape="id21" svg:d="m19471 14080c-1027 0-342 1618-1371 1618">
          <text:p/>
        </draw:connector>
        <draw:circle draw:style-name="gr3" draw:text-style-name="P3" xml:id="id26" draw:id="id26" draw:layer="layout" svg:width="0.229cm" svg:height="0.229cm" svg:x="14.636cm" svg:y="8.966cm">
          <text:p/>
        </draw:circle>
        <draw:connector draw:style-name="gr4" draw:text-style-name="P3" draw:layer="layout" draw:type="curve" svg:x1="14.865cm" svg:y1="9.08cm" svg:x2="16.19cm" svg:y2="4.9cm" draw:start-shape="id26" draw:start-glue-point="1" draw:end-shape="id6" draw:end-glue-point="2" svg:d="m14865 9080c884 0 1325-1393 1325-4180">
          <text:p/>
        </draw:connector>
        <draw:circle draw:style-name="gr3" draw:text-style-name="P3" xml:id="id27" draw:id="id27" draw:layer="layout" svg:width="0.229cm" svg:height="0.229cm" svg:x="11.769cm" svg:y="6.766cm">
          <text:p/>
        </draw:circle>
        <draw:connector draw:style-name="gr4" draw:text-style-name="P3" draw:layer="layout" draw:type="curve" svg:x1="11.769cm" svg:y1="6.88cm" svg:x2="6.271cm" svg:y2="6.905cm" draw:start-shape="id27" draw:start-glue-point="3" draw:end-shape="id2" draw:end-glue-point="1" svg:d="m11769 6880c-4123 0-1375 25-5498 25">
          <text:p/>
        </draw:connector>
      </draw:page>
      <draw:page draw:name="page2" draw:style-name="dp1" draw:master-page-name="Default">
        <draw:rect draw:style-name="gr1" draw:text-style-name="P2" draw:layer="layout" svg:width="3.8cm" svg:height="5.6cm" svg:x="3.2cm" svg:y="7.4cm">
          <text:p text:style-name="P1"><text:span text:style-name="T1">test_case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eval_date</text:span></text:p>
          <text:p text:style-name="P1"><text:span text:style-name="T4">eval_rule_id</text:span></text:p>
          <text:p text:style-name="P1"><text:span text:style-name="T1">patient_first</text:span></text:p>
          <text:p text:style-name="P1"><text:span text:style-name="T1">patient_last</text:span></text:p>
          <text:p text:style-name="P1"><text:span text:style-name="T1">patient_sex</text:span></text:p>
          <text:p text:style-name="P1"><text:span text:style-name="T1">patient_dob</text:span></text:p>
          <text:p text:style-name="P1"><text:span text:style-name="T5">evaluation_type_id</text:span></text:p>
          <text:p text:style-name="P1"><text:span text:style-name="T5">forecast_type_id</text:span></text:p>
          <text:p text:style-name="P1"><text:span text:style-name="T4">date_set_code</text:span></text:p>
          <text:p text:style-name="P1"><text:span text:style-name="T4">vaccine_group_id</text:span></text:p>
          <text:p text:style-name="P1"><text:span text:style-name="T5"/></text:p>
        </draw:rect>
        <draw:rect draw:style-name="gr2" draw:text-style-name="P4" xml:id="id31" draw:id="id31" draw:layer="layout" svg:width="3.8cm" svg:height="0.61cm" svg:x="3.2cm" svg:y="6.8cm">
          <text:p text:style-name="P3"><text:span text:style-name="T2">Test Case</text:span></text:p>
        </draw:rect>
        <draw:rect draw:style-name="gr1" draw:text-style-name="P6" draw:layer="layout" svg:width="3.3cm" svg:height="2.595cm" svg:x="20.363cm" svg:y="6.5cm">
          <text:p text:style-name="P1"><text:span text:style-name="T6">event_id</text:span></text:p>
          <text:p text:style-name="P1"><text:span text:style-name="T6">label</text:span></text:p>
          <text:p text:style-name="P1"><text:span text:style-name="T6">event_type_code</text:span></text:p>
          <text:p text:style-name="P1"><text:span text:style-name="T6">vaccine_cvx</text:span></text:p>
          <text:p text:style-name="P1"><text:span text:style-name="T6">vaccine_mvx</text:span></text:p>
          <text:p text:style-name="P1"><text:span text:style-name="T6">trade_label </text:span></text:p>
        </draw:rect>
        <draw:rect draw:style-name="gr2" draw:text-style-name="P4" xml:id="id29" draw:id="id29" draw:layer="layout" svg:width="3.3cm" svg:height="0.61cm" svg:x="20.363cm" svg:y="5.9cm">
          <text:p text:style-name="P3"><text:span text:style-name="T2">Event</text:span></text:p>
        </draw:rect>
        <draw:rect draw:style-name="gr1" draw:text-style-name="P2" xml:id="id47" draw:id="id47" draw:layer="layout" svg:width="3.269cm" svg:height="4.1cm" svg:x="14.831cm" svg:y="2.9cm">
          <text:p text:style-name="P1"><text:span text:style-name="T1">test_event_id</text:span></text:p>
          <text:p text:style-name="P1"><text:span text:style-name="T1">test_case_id</text:span></text:p>
          <text:p text:style-name="P1"><text:span text:style-name="T1">event_id</text:span></text:p>
          <text:p text:style-name="P1"><text:span text:style-name="T1">event_date</text:span></text:p>
          <text:p text:style-name="P1"><text:span text:style-name="T4">event_rule_id</text:span></text:p>
          <text:p text:style-name="P1"><text:span text:style-name="T1">condition_code</text:span></text:p>
          <text:p text:style-name="P1"><text:span text:style-name="T1"/></text:p>
        </draw:rect>
        <draw:rect draw:style-name="gr2" draw:text-style-name="P4" draw:layer="layout" svg:width="3.269cm" svg:height="0.61cm" svg:x="14.831cm" svg:y="2.3cm">
          <text:p text:style-name="P3"><text:span text:style-name="T2">Test Event</text:span></text:p>
        </draw:rect>
        <draw:rect draw:style-name="gr8" draw:text-style-name="P2" draw:layer="layout" svg:width="5cm" svg:height="3.9cm" svg:x="21.9cm" svg:y="9.9cm">
          <text:p text:style-name="P1"><text:span text:style-name="T1">event_type_code</text:span></text:p>
          <text:p text:style-name="P1"><text:span text:style-name="T1">label</text:span></text:p>
          <text:p text:style-name="P1"><text:span text:style-name="T1"><text:s text:c="2"/></text:span><text:span text:style-name="T1">- </text:span><text:span text:style-name="T4">Birth</text:span></text:p>
          <text:p text:style-name="P1"><text:span text:style-name="T1"><text:s text:c="2"/></text:span><text:span text:style-name="T1">- </text:span><text:span text:style-name="T4">Evaluation</text:span></text:p>
          <text:p text:style-name="P1"><text:span text:style-name="T1"><text:s text:c="2"/></text:span><text:span text:style-name="T1">- Vaccination</text:span></text:p>
          <text:p text:style-name="P1"><text:span text:style-name="T1"><text:s text:c="2"/></text:span><text:span text:style-name="T1">- History of disease</text:span></text:p>
          <text:p text:style-name="P1"><text:span text:style-name="T1"><text:s text:c="2"/></text:span><text:span text:style-name="T1">- Contraindication</text:span></text:p>
          <text:p text:style-name="P1"><text:span text:style-name="T1"><text:s text:c="2"/></text:span><text:span text:style-name="T1">- </text:span><text:span text:style-name="T4">ACIP defined condition</text:span></text:p>
          <text:p text:style-name="P1"><text:span text:style-name="T1"><text:s text:c="2"/></text:span><text:span text:style-name="T1">- </text:span><text:span text:style-name="T4">Condition implication</text:span></text:p>
        </draw:rect>
        <draw:rect draw:style-name="gr5" draw:text-style-name="P4" xml:id="id33" draw:id="id33" draw:layer="layout" svg:width="5cm" svg:height="0.5cm" svg:x="21.9cm" svg:y="9.4cm">
          <text:p text:style-name="P3"><text:span text:style-name="T2">Event Type</text:span></text:p>
        </draw:rect>
        <draw:circle draw:style-name="gr3" draw:text-style-name="P3" xml:id="id28" draw:id="id28" draw:layer="layout" svg:width="0.229cm" svg:height="0.229cm" svg:x="16.531cm" svg:y="3.9cm">
          <text:p/>
        </draw:circle>
        <draw:connector draw:style-name="gr4" draw:text-style-name="P3" draw:layer="layout" draw:type="curve" svg:x1="16.76cm" svg:y1="4.014cm" svg:x2="22.013cm" svg:y2="5.9cm" draw:start-shape="id28" draw:start-glue-point="1" draw:end-shape="id29" draw:end-glue-point="0" svg:d="m16760 4014c3502 0 5253 628 5253 188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875cm">
          <draw:text-box>
            <text:p><text:span text:style-name="T3">version 3.08</text:span></text:p>
          </draw:text-box>
        </draw:frame>
        <draw:circle draw:style-name="gr3" draw:text-style-name="P3" xml:id="id30" draw:id="id30" draw:layer="layout" svg:width="0.229cm" svg:height="0.229cm" svg:x="14.7cm" svg:y="3.48cm">
          <text:p/>
        </draw:circle>
        <draw:connector draw:style-name="gr4" draw:text-style-name="P3" draw:layer="layout" draw:type="curve" svg:x1="14.7cm" svg:y1="3.594cm" svg:x2="5.1cm" svg:y2="6.8cm" draw:start-shape="id30" draw:start-glue-point="3" draw:end-shape="id31" draw:end-glue-point="0" svg:d="m14700 3594c-6400 0-9600 1068-9600 3206">
          <text:p/>
        </draw:connector>
        <draw:circle draw:style-name="gr3" draw:text-style-name="P3" xml:id="id32" draw:id="id32" draw:layer="layout" svg:width="0.229cm" svg:height="0.229cm" svg:x="23.5cm" svg:y="7.439cm">
          <text:p/>
        </draw:circle>
        <draw:connector draw:style-name="gr4" draw:text-style-name="P3" draw:layer="layout" draw:type="curve" svg:x1="23.729cm" svg:y1="7.553cm" svg:x2="24.4cm" svg:y2="9.4cm" draw:start-shape="id32" draw:start-glue-point="1" draw:end-shape="id33" draw:end-glue-point="0" svg:d="m23729 7553c448 0 671 615 671 1847">
          <text:p/>
        </draw:connector>
        <draw:rect draw:style-name="gr9" draw:text-style-name="P2" draw:layer="layout" svg:width="4cm" svg:height="1.1cm" svg:x="9.5cm" svg:y="13.5cm">
          <text:p text:style-name="P1"><text:span text:style-name="T1">evaluation_type_id</text:span></text:p>
          <text:p text:style-name="P1"><text:span text:style-name="T1">label</text:span></text:p>
        </draw:rect>
        <draw:rect draw:style-name="gr2" draw:text-style-name="P4" xml:id="id35" draw:id="id35" draw:layer="layout" svg:width="4cm" svg:height="0.61cm" svg:x="9.5cm" svg:y="12.9cm">
          <text:p text:style-name="P3"><text:span text:style-name="T2">Evaluation Type</text:span></text:p>
        </draw:rect>
        <draw:rect draw:style-name="gr9" draw:text-style-name="P2" draw:layer="layout" svg:width="4cm" svg:height="1.1cm" svg:x="9.5cm" svg:y="15.5cm">
          <text:p text:style-name="P1"><text:span text:style-name="T1">forecast_type_id</text:span></text:p>
          <text:p text:style-name="P1"><text:span text:style-name="T1">label</text:span></text:p>
        </draw:rect>
        <draw:rect draw:style-name="gr2" draw:text-style-name="P4" xml:id="id37" draw:id="id37" draw:layer="layout" svg:width="4cm" svg:height="0.61cm" svg:x="9.5cm" svg:y="14.9cm">
          <text:p text:style-name="P3"><text:span text:style-name="T2">Forecast Type</text:span></text:p>
        </draw:rect>
        <draw:circle draw:style-name="gr10" draw:text-style-name="P3" xml:id="id34" draw:id="id34" draw:layer="layout" svg:width="0.229cm" svg:height="0.229cm" svg:x="6.486cm" svg:y="11.1cm">
          <text:p/>
        </draw:circle>
        <draw:connector draw:style-name="gr4" draw:text-style-name="P3" draw:layer="layout" draw:type="curve" svg:x1="6.715cm" svg:y1="11.214cm" svg:x2="9.5cm" svg:y2="13.205cm" draw:start-shape="id34" draw:start-glue-point="1" draw:end-shape="id35" draw:end-glue-point="3" svg:d="m6715 11214c2089 0 697 1991 2785 1991">
          <text:p/>
        </draw:connector>
        <draw:circle draw:style-name="gr10" draw:text-style-name="P3" xml:id="id36" draw:id="id36" draw:layer="layout" svg:width="0.229cm" svg:height="0.229cm" svg:x="6.486cm" svg:y="11.5cm">
          <text:p/>
        </draw:circle>
        <draw:connector draw:style-name="gr4" draw:text-style-name="P3" draw:layer="layout" draw:type="curve" svg:x1="6.715cm" svg:y1="11.614cm" svg:x2="9.5cm" svg:y2="15.205cm" draw:start-shape="id36" draw:start-glue-point="1" draw:end-shape="id37" draw:end-glue-point="3" svg:d="m6715 11614c2089 0 697 3591 2785 3591">
          <text:p/>
        </draw:connector>
        <draw:rect draw:style-name="gr8" draw:text-style-name="P2" draw:layer="layout" svg:width="2.7cm" svg:height="1.734cm" svg:x="17.5cm" svg:y="7.866cm">
          <text:p text:style-name="P1"><text:span text:style-name="T1">condition_code</text:span></text:p>
          <text:p text:style-name="P1"><text:span text:style-name="T1">label</text:span></text:p>
          <text:p text:style-name="P1"><text:span text:style-name="T1"><text:s/></text:span><text:span text:style-name="T1">- S sub potent</text:span></text:p>
          <text:p text:style-name="P1"><text:span text:style-name="T1"><text:s/></text:span><text:span text:style-name="T1">- F force valid</text:span></text:p>
        </draw:rect>
        <draw:rect draw:style-name="gr5" draw:text-style-name="P4" xml:id="id39" draw:id="id39" draw:layer="layout" svg:width="2.7cm" svg:height="0.5cm" svg:x="17.5cm" svg:y="7.366cm">
          <text:p text:style-name="P3"><text:span text:style-name="T2">Condition</text:span></text:p>
        </draw:rect>
        <draw:circle draw:style-name="gr3" draw:text-style-name="P3" xml:id="id38" draw:id="id38" draw:layer="layout" svg:width="0.229cm" svg:height="0.229cm" svg:x="17.632cm" svg:y="5.101cm">
          <text:p/>
        </draw:circle>
        <draw:connector draw:style-name="gr4" draw:text-style-name="P3" draw:layer="layout" draw:type="curve" svg:x1="17.861cm" svg:y1="5.215cm" svg:x2="18.85cm" svg:y2="7.366cm" draw:start-shape="id38" draw:start-glue-point="1" draw:end-shape="id39" draw:end-glue-point="0" svg:d="m17861 5215c660 0 989 717 989 2151">
          <text:p/>
        </draw:connector>
        <draw:rect draw:style-name="gr8" draw:text-style-name="P2" draw:layer="layout" svg:width="3.7cm" svg:height="1.734cm" svg:x="2.6cm" svg:y="14.766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R relative</text:span></text:p>
          <text:p text:style-name="P1"><text:span text:style-name="T1"><text:s/></text:span><text:span text:style-name="T1">- F fixed</text:span></text:p>
        </draw:rect>
        <draw:rect draw:style-name="gr11" draw:text-style-name="P4" xml:id="id41" draw:id="id41" draw:layer="layout" svg:width="3.7cm" svg:height="0.5cm" svg:x="2.6cm" svg:y="14.266cm">
          <text:p text:style-name="P3"><text:span text:style-name="T2">Date Set</text:span></text:p>
        </draw:rect>
        <draw:circle draw:style-name="gr12" draw:text-style-name="P3" xml:id="id40" draw:id="id40" draw:layer="layout" svg:width="0.229cm" svg:height="0.229cm" svg:x="3.083cm" svg:y="11.897cm">
          <text:p/>
        </draw:circle>
        <draw:connector draw:style-name="gr4" draw:text-style-name="P3" draw:layer="layout" draw:type="curve" svg:x1="3.083cm" svg:y1="12.011cm" svg:x2="2.6cm" svg:y2="14.516cm" draw:start-shape="id40" draw:start-glue-point="3" draw:end-shape="id41" draw:end-glue-point="3" svg:d="m3083 12011c-1476 0-1234 2505-483 2505">
          <text:p/>
        </draw:connector>
        <draw:circle draw:style-name="gr12" draw:text-style-name="P3" xml:id="id42" draw:id="id42" draw:layer="layout" svg:width="0.229cm" svg:height="0.229cm" svg:x="14.731cm" svg:y="4.7cm">
          <text:p/>
        </draw:circle>
        <draw:connector draw:style-name="gr4" draw:text-style-name="P3" draw:layer="layout" draw:type="curve" svg:x1="14.731cm" svg:y1="4.814cm" svg:x2="9.7cm" svg:y2="7.9cm" draw:start-shape="id42" draw:start-glue-point="3" draw:end-shape="id43" draw:end-glue-point="0" svg:d="m14731 4814c-3354 0-5031 1028-5031 3086">
          <text:p/>
        </draw:connector>
        <draw:rect draw:style-name="gr13" draw:text-style-name="P2" xml:id="id52" draw:id="id52" draw:layer="layout" svg:width="3.4cm" svg:height="2.4cm" svg:x="8cm" svg:y="8.5cm">
          <text:p text:style-name="P1"><text:span text:style-name="T1">rule_id</text:span></text:p>
          <text:p text:style-name="P1"><text:span text:style-name="T1">time_period</text:span></text:p>
          <text:p text:style-name="P1"><text:span text:style-name="T1">relative_to_code</text:span></text:p>
          <text:p text:style-name="P1"><text:span text:style-name="T1">test_event_id</text:span></text:p>
          <text:p text:style-name="P1"><text:span text:style-name="T1">and_rule_id</text:span></text:p>
          <text:p text:style-name="P1"><text:span text:style-name="T1"/></text:p>
        </draw:rect>
        <draw:rect draw:style-name="gr14" draw:text-style-name="P4" xml:id="id43" draw:id="id43" draw:layer="layout" svg:width="3.4cm" svg:height="0.61cm" svg:x="8cm" svg:y="7.9cm">
          <text:p text:style-name="P3"><text:span text:style-name="T2">Relative Rule</text:span></text:p>
        </draw:rect>
        <draw:circle draw:style-name="gr12" draw:text-style-name="P3" xml:id="id44" draw:id="id44" draw:layer="layout" svg:width="0.229cm" svg:height="0.229cm" svg:x="7.871cm" svg:y="10.3cm">
          <text:p/>
        </draw:circle>
        <draw:connector draw:style-name="gr4" draw:text-style-name="P3" draw:layer="layout" draw:type="curve" svg:x1="7.871cm" svg:y1="10.414cm" svg:x2="8cm" svg:y2="8.205cm" draw:start-shape="id44" draw:start-glue-point="3" draw:end-shape="id43" draw:end-glue-point="3" svg:d="m7871 10414c-751 0-816-2209 129-2209">
          <text:p/>
        </draw:connector>
        <draw:circle draw:style-name="gr12" draw:text-style-name="P3" xml:id="id45" draw:id="id45" draw:layer="layout" svg:width="0.229cm" svg:height="0.229cm" svg:x="5.677cm" svg:y="9.139cm">
          <text:p/>
        </draw:circle>
        <draw:connector draw:style-name="gr4" draw:text-style-name="P3" draw:layer="layout" draw:type="curve" svg:x1="5.906cm" svg:y1="9.253cm" svg:x2="8cm" svg:y2="8.205cm" draw:start-shape="id45" draw:start-glue-point="1" draw:end-shape="id43" draw:end-glue-point="3" svg:d="m5906 9253c1570 0 524-1048 2094-1048">
          <text:p/>
        </draw:connector>
        <draw:rect draw:style-name="gr13" draw:text-style-name="P2" draw:layer="layout" svg:width="4.269cm" svg:height="2.217cm" svg:x="17.231cm" svg:y="11cm">
          <text:p text:style-name="P1"><text:span text:style-name="T1">associated_date_id</text:span></text:p>
          <text:p text:style-name="P1"><text:span text:style-name="T1">test_event_id</text:span></text:p>
          <text:p text:style-name="P1"><text:span text:style-name="T1">date_value</text:span></text:p>
          <text:p text:style-name="P1"><text:span text:style-name="T1">date_rule_id</text:span></text:p>
          <text:p text:style-name="P1"><text:span text:style-name="T1">date_type_code</text:span></text:p>
          <text:p text:style-name="P1"><text:span text:style-name="T4"/></text:p>
        </draw:rect>
        <draw:rect draw:style-name="gr14" draw:text-style-name="P4" draw:layer="layout" svg:width="4.269cm" svg:height="0.61cm" svg:x="17.231cm" svg:y="10.4cm">
          <text:p text:style-name="P3"><text:span text:style-name="T2">Associated Date</text:span></text:p>
        </draw:rect>
        <draw:circle draw:style-name="gr12" draw:text-style-name="P3" xml:id="id46" draw:id="id46" draw:layer="layout" svg:width="0.229cm" svg:height="0.229cm" svg:x="17.1cm" svg:y="11.58cm">
          <text:p/>
        </draw:circle>
        <draw:connector draw:style-name="gr4" draw:text-style-name="P3" draw:layer="layout" draw:type="curve" svg:x1="17.1cm" svg:y1="11.694cm" svg:x2="16.465cm" svg:y2="7cm" draw:start-shape="id46" draw:start-glue-point="3" draw:end-shape="id47" draw:end-glue-point="2" svg:d="m17100 11694c-424 0-635-1564-635-4694">
          <text:p/>
        </draw:connector>
        <draw:rect draw:style-name="gr8" draw:text-style-name="P2" draw:layer="layout" svg:width="4.5cm" svg:height="3.8cm" svg:x="18.3cm" svg:y="15.2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STA start date</text:span></text:p>
          <text:p text:style-name="P1"><text:span text:style-name="T1"><text:s/></text:span><text:span text:style-name="T1">- ONS onset date</text:span></text:p>
          <text:p text:style-name="P1"><text:span text:style-name="T1"><text:s/></text:span><text:span text:style-name="T1">- EFF effective date</text:span></text:p>
          <text:p text:style-name="P1"><text:span text:style-name="T1"><text:s/></text:span><text:span text:style-name="T1">- EXP expected date</text:span></text:p>
          <text:p text:style-name="P1"><text:span text:style-name="T1"><text:s/></text:span><text:span text:style-name="T1">- END end date</text:span></text:p>
          <text:p text:style-name="P1"><text:span text:style-name="T1"><text:s/></text:span><text:span text:style-name="T1">- RES resolution date</text:span></text:p>
          <text:p text:style-name="P1"><text:span text:style-name="T1"><text:s/></text:span><text:span text:style-name="T1">- OBS observation date</text:span></text:p>
        </draw:rect>
        <draw:rect draw:style-name="gr11" draw:text-style-name="P4" xml:id="id49" draw:id="id49" draw:layer="layout" svg:width="4.5cm" svg:height="0.5cm" svg:x="18.3cm" svg:y="14.7cm">
          <text:p text:style-name="P3"><text:span text:style-name="T2">Date Type</text:span></text:p>
        </draw:rect>
        <draw:circle draw:style-name="gr12" draw:text-style-name="P3" xml:id="id48" draw:id="id48" draw:layer="layout" svg:width="0.229cm" svg:height="0.229cm" svg:x="20.1cm" svg:y="12.736cm">
          <text:p/>
        </draw:circle>
        <draw:connector draw:style-name="gr4" draw:text-style-name="P3" draw:layer="layout" draw:type="curve" svg:x1="20.214cm" svg:y1="12.965cm" svg:x2="20.55cm" svg:y2="14.7cm" draw:start-shape="id48" draw:start-glue-point="2" draw:end-shape="id49" draw:end-glue-point="0" svg:d="m20214 12965c0 1302 336 435 336 1735">
          <text:p/>
        </draw:connector>
        <draw:circle draw:style-name="gr12" draw:text-style-name="P3" xml:id="id50" draw:id="id50" draw:layer="layout" svg:width="0.229cm" svg:height="0.229cm" svg:x="10.571cm" svg:y="9.9cm">
          <text:p/>
        </draw:circle>
        <draw:connector draw:style-name="gr15" draw:text-style-name="P3" draw:layer="layout" draw:type="curve" svg:x1="10.8cm" svg:y1="10.014cm" svg:x2="16.465cm" svg:y2="7cm" draw:start-shape="id50" draw:start-glue-point="1" draw:end-shape="id47" draw:end-glue-point="2" svg:d="m10800 10014c3777 0 5665-1004 5665-3014">
          <text:p/>
        </draw:connector>
        <draw:circle draw:style-name="gr12" draw:text-style-name="P3" xml:id="id51" draw:id="id51" draw:layer="layout" svg:width="0.229cm" svg:height="0.229cm" svg:x="17.1cm" svg:y="12.38cm">
          <text:p/>
        </draw:circle>
        <draw:connector draw:style-name="gr4" draw:text-style-name="P3" draw:layer="layout" draw:type="curve" svg:x1="17.1cm" svg:y1="12.494cm" svg:x2="9.7cm" svg:y2="10.9cm" draw:start-shape="id51" draw:start-glue-point="3" draw:end-shape="id52" draw:end-glue-point="2" svg:d="m17100 12494c-4934 0-7400-531-7400-1594">
          <text:p/>
        </draw:connector>
        <draw:rect draw:style-name="gr8" draw:text-style-name="P2" xml:id="id54" draw:id="id54" draw:layer="layout" svg:width="3cm" svg:height="2.3cm" svg:x="11.6cm" svg:y="6.5cm">
          <text:p text:style-name="P1"><text:span text:style-name="T1">relative_to_code</text:span></text:p>
          <text:p text:style-name="P1"><text:span text:style-name="T1">label</text:span></text:p>
          <text:p text:style-name="P1"><text:span text:style-name="T1"><text:s/></text:span><text:span text:style-name="T1">- B Birth</text:span></text:p>
          <text:p text:style-name="P1"><text:span text:style-name="T1"><text:s/></text:span><text:span text:style-name="T1">- E Event</text:span></text:p>
          <text:p text:style-name="P1"><text:span text:style-name="T1"><text:s/></text:span><text:span text:style-name="T1">- V Evaluation</text:span></text:p>
        </draw:rect>
        <draw:rect draw:style-name="gr11" draw:text-style-name="P4" draw:layer="layout" svg:width="3cm" svg:height="0.5cm" svg:x="11.6cm" svg:y="6cm">
          <text:p text:style-name="P3"><text:span text:style-name="T2">Relative To</text:span></text:p>
        </draw:rect>
        <draw:circle draw:style-name="gr12" draw:text-style-name="P3" xml:id="id53" draw:id="id53" draw:layer="layout" svg:width="0.229cm" svg:height="0.229cm" svg:x="10.971cm" svg:y="9.5cm">
          <text:p/>
        </draw:circle>
        <draw:connector draw:style-name="gr15" draw:text-style-name="P3" draw:layer="layout" draw:type="curve" svg:x1="11.2cm" svg:y1="9.614cm" svg:x2="13.1cm" svg:y2="8.8cm" draw:start-shape="id53" draw:start-glue-point="1" draw:end-shape="id54" draw:end-glue-point="2" svg:d="m11200 9614c1267 0 1900-271 1900-814">
          <text:p/>
        </draw:connector>
        <draw:rect draw:style-name="gr2" draw:text-style-name="P8" xml:id="id56" draw:id="id56" draw:layer="layout" svg:width="3.6cm" svg:height="0.61cm" svg:x="4.9cm" svg:y="17.707cm">
          <text:p text:style-name="P3"><text:span text:style-name="T8">Vaccine Group</text:span></text:p>
        </draw:rect>
        <draw:circle draw:style-name="gr12" draw:text-style-name="P3" xml:id="id55" draw:id="id55" draw:layer="layout" svg:width="0.229cm" svg:height="0.229cm" svg:x="6.591cm" svg:y="12.3cm">
          <text:p/>
        </draw:circle>
        <draw:connector draw:style-name="gr4" draw:text-style-name="P3" draw:layer="layout" draw:type="curve" svg:x1="6.705cm" svg:y1="12.529cm" svg:x2="6.7cm" svg:y2="17.707cm" draw:start-shape="id55" draw:start-glue-point="2" draw:end-shape="id56" draw:end-glue-point="0" svg:d="m6705 12529c0 3883-5 1295-5 5178">
          <text:p/>
        </draw:connector>
      </draw:page>
      <draw:page draw:name="page3" draw:style-name="dp1" draw:master-page-name="Default">
        <draw:rect draw:style-name="gr1" draw:text-style-name="P6" draw:layer="layout" svg:width="3.6cm" svg:height="4.871cm" svg:x="18.8cm" svg:y="4.829cm">
          <text:p text:style-name="P1"><text:span text:style-name="T6">forecast_actual_id</text:span></text:p>
          <text:p text:style-name="P1"><text:span text:style-name="T6">software_result_id</text:span></text:p>
          <text:p text:style-name="P1"><text:span text:style-name="T6">schedule_name</text:span></text:p>
          <text:p text:style-name="P1"><text:span text:style-name="T6">vaccine_group_id</text:span></text:p>
          <text:p text:style-name="P1"><text:span text:style-name="T6">admin_status</text:span></text:p>
          <text:p text:style-name="P1"><text:span text:style-name="T6">dose_number </text:span></text:p>
          <text:p text:style-name="P1"><text:span text:style-name="T6">valid_date </text:span></text:p>
          <text:p text:style-name="P1"><text:span text:style-name="T6">due_date</text:span></text:p>
          <text:p text:style-name="P1"><text:span text:style-name="T6">overdue_date </text:span></text:p>
          <text:p text:style-name="P1"><text:span text:style-name="T6">finished_date</text:span></text:p>
          <text:p text:style-name="P1"><text:span text:style-name="T6">vaccine_cvx</text:span></text:p>
          <text:p text:style-name="P1"><text:span text:style-name="T6">forecast_reason</text:span></text:p>
        </draw:rect>
        <draw:rect draw:style-name="gr2" draw:text-style-name="P4" xml:id="id68" draw:id="id68" draw:layer="layout" svg:width="3.6cm" svg:height="0.61cm" svg:x="18.8cm" svg:y="4.229cm">
          <text:p text:style-name="P3"><text:span text:style-name="T2">Forecast Actual</text:span></text:p>
        </draw:rect>
        <draw:rect draw:style-name="gr2" draw:text-style-name="P8" xml:id="id60" draw:id="id60" draw:layer="layout" svg:width="3.6cm" svg:height="0.61cm" svg:x="14.2cm" svg:y="10.211cm">
          <text:p text:style-name="P3"><text:span text:style-name="T8">Vaccine Group</text:span></text:p>
        </draw:rect>
        <draw:rect draw:style-name="gr1" draw:text-style-name="P6" xml:id="id66" draw:id="id66" draw:layer="layout" svg:width="4.6cm" svg:height="7cm" svg:x="17.9cm" svg:y="13.5cm">
          <text:p text:style-name="P1"><text:span text:style-name="T6">forecast_expected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vaccine_group_id</text:span></text:p>
          <text:p text:style-name="P1"><text:span text:style-name="T6">admin status</text:span></text:p>
          <text:p text:style-name="P1"><text:span text:style-name="T6">dose_number</text:span></text:p>
          <text:p text:style-name="P1"><text:span text:style-name="T6">valid_date</text:span></text:p>
          <text:p text:style-name="P1"><text:span text:style-name="T4">valid_rule_id</text:span></text:p>
          <text:p text:style-name="P1"><text:span text:style-name="T6">due_date</text:span></text:p>
          <text:p text:style-name="P1"><text:span text:style-name="T4">due_rule_id</text:span></text:p>
          <text:p text:style-name="P1"><text:span text:style-name="T6">overdue_date</text:span></text:p>
          <text:p text:style-name="P1"><text:span text:style-name="T4">overdue_rule_id</text:span></text:p>
          <text:p text:style-name="P1"><text:span text:style-name="T6">finished_date</text:span></text:p>
          <text:p text:style-name="P1"><text:span text:style-name="T4">finished_rule_id</text:span></text:p>
          <text:p text:style-name="P1"><text:span text:style-name="T6">vaccine_cvx</text:span></text:p>
          <text:p text:style-name="P1"><text:span text:style-name="T6">forecast_reason</text:span></text:p>
          <text:p text:style-name="P1"><text:span text:style-name="T6"/></text:p>
        </draw:rect>
        <draw:rect draw:style-name="gr2" draw:text-style-name="P4" draw:layer="layout" svg:width="4.6cm" svg:height="0.61cm" svg:x="17.9cm" svg:y="12.9cm">
          <text:p text:style-name="P3"><text:span text:style-name="T2">Forecast Expected</text:span></text:p>
        </draw:rect>
        <draw:circle draw:style-name="gr10" draw:text-style-name="P3" xml:id="id57" draw:id="id57" draw:layer="layout" svg:width="0.229cm" svg:height="0.229cm" svg:x="18.69cm" svg:y="5.429cm">
          <text:p/>
        </draw:circle>
        <draw:connector draw:style-name="gr4" draw:text-style-name="P3" draw:layer="layout" draw:type="curve" svg:x1="18.69cm" svg:y1="5.543cm" svg:x2="16.5cm" svg:y2="3cm" draw:start-shape="id57" draw:start-glue-point="3" draw:end-shape="id58" draw:end-glue-point="1" svg:d="m18690 5543c-1642 0-548-2543-2190-2543">
          <text:p/>
        </draw:connector>
        <draw:circle draw:style-name="gr10" draw:text-style-name="P3" xml:id="id59" draw:id="id59" draw:layer="layout" svg:width="0.229cm" svg:height="0.229cm" svg:x="18.69cm" svg:y="6.229cm">
          <text:p/>
        </draw:circle>
        <draw:circle draw:style-name="gr10" draw:text-style-name="P3" xml:id="id61" draw:id="id61" draw:layer="layout" svg:width="0.229cm" svg:height="0.229cm" svg:x="17.8cm" svg:y="15.271cm">
          <text:p/>
        </draw:circle>
        <draw:connector draw:style-name="gr4" draw:text-style-name="P3" draw:layer="layout" draw:type="curve" svg:x1="18.69cm" svg:y1="6.343cm" svg:x2="16cm" svg:y2="10.211cm" draw:start-shape="id59" draw:start-glue-point="3" draw:end-shape="id60" draw:end-glue-point="0" svg:d="m18690 6343c-1794 0-2690 1289-2690 3868">
          <text:p/>
        </draw:connector>
        <draw:connector draw:style-name="gr4" draw:text-style-name="P3" draw:layer="layout" draw:type="curve" svg:x1="17.8cm" svg:y1="15.385cm" svg:x2="16cm" svg:y2="12.5cm" draw:start-shape="id61" draw:start-glue-point="3" draw:end-shape="id62" svg:d="m17800 15385c-1200 0-1800-961-1800-2885">
          <text:p/>
        </draw:connector>
        <draw:custom-shape draw:style-name="gr16" draw:text-style-name="P9" draw:layer="layout" svg:width="0.991cm" svg:height="0.33cm" svg:x="20.609cm" svg:y="14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64" draw:id="id64" draw:layer="layout" svg:width="3.76cm" svg:height="0.61cm" svg:x="12.74cm" svg:y="16.99cm">
          <text:p text:style-name="P3"><text:span text:style-name="T2">Test Panel Case</text:span></text:p>
        </draw:rect>
        <draw:connector draw:style-name="gr4" draw:text-style-name="P3" draw:layer="layout" draw:type="curve" svg:x1="12.6cm" svg:y1="19.477cm" svg:x2="12.74cm" svg:y2="17.295cm" draw:start-shape="id63" draw:start-glue-point="3" draw:end-shape="id64" draw:end-glue-point="3" svg:d="m12600 19477c-751 0-821-2182 140-2182">
          <text:p/>
        </draw:connector>
        <draw:rect draw:style-name="gr9" draw:text-style-name="P10" draw:layer="layout" svg:width="4.3cm" svg:height="1.531cm" svg:x="12.7cm" svg:y="18.8cm">
          <text:p text:style-name="P1"><text:span text:style-name="T10">test_panel_forecast_id</text:span></text:p>
          <text:p text:style-name="P1"><text:span text:style-name="T10">test_panel_case_id</text:span></text:p>
          <text:p text:style-name="P1"><text:span text:style-name="T10">forecast_expected_id</text:span></text:p>
          <text:p text:style-name="P1"><text:span text:style-name="T10"/></text:p>
        </draw:rect>
        <draw:rect draw:style-name="gr2" draw:text-style-name="P8" draw:layer="layout" svg:width="4.3cm" svg:height="0.61cm" svg:x="12.7cm" svg:y="18.2cm">
          <text:p text:style-name="P3"><text:span text:style-name="T8">Test Panel Forecast</text:span></text:p>
        </draw:rect>
        <draw:circle draw:style-name="gr10" draw:text-style-name="P3" xml:id="id63" draw:id="id63" draw:layer="layout" svg:width="0.229cm" svg:height="0.229cm" svg:x="12.6cm" svg:y="19.363cm">
          <text:p/>
        </draw:circle>
        <draw:connector draw:style-name="gr4" draw:text-style-name="P3" draw:layer="layout" draw:type="curve" svg:x1="16.73cm" svg:y1="19.878cm" svg:x2="17.9cm" svg:y2="17cm" draw:start-shape="id65" draw:start-glue-point="1" draw:end-shape="id66" svg:d="m16730 19878c877 0 293-2878 1170-2878">
          <text:p/>
        </draw:connector>
        <draw:circle draw:style-name="gr10" draw:text-style-name="P3" xml:id="id65" draw:id="id65" draw:layer="layout" svg:width="0.229cm" svg:height="0.229cm" svg:x="16.501cm" svg:y="19.764cm">
          <text:p/>
        </draw:circle>
        <draw:rect draw:style-name="gr2" draw:text-style-name="P4" xml:id="id67" draw:id="id67" draw:layer="layout" svg:width="3.94cm" svg:height="0.61cm" svg:x="23cm" svg:y="3.5cm">
          <text:p text:style-name="P3"><text:span text:style-name="T2">Forecast Compare</text:span></text:p>
        </draw:rect>
        <draw:rect draw:style-name="gr2" draw:text-style-name="P4" xml:id="id69" draw:id="id69" draw:layer="layout" svg:width="3.94cm" svg:height="0.61cm" svg:x="23cm" svg:y="4.99cm">
          <text:p text:style-name="P3"><text:span text:style-name="T2">Forecast Target</text:span></text:p>
        </draw:rect>
        <draw:connector draw:style-name="gr4" draw:text-style-name="P3" draw:layer="layout" draw:type="curve" svg:x1="24.97cm" svg:y1="4.11cm" svg:x2="22.4cm" svg:y2="4.534cm" draw:start-shape="id67" draw:end-shape="id68" draw:end-glue-point="1" svg:d="m24970 4110c0 283-856 424-2570 424">
          <text:p/>
        </draw:connector>
        <draw:connector draw:style-name="gr4" draw:text-style-name="P3" draw:layer="layout" draw:type="curve" svg:x1="24.97cm" svg:y1="4.99cm" svg:x2="22.4cm" svg:y2="4.534cm" draw:start-shape="id69" draw:start-glue-point="0" draw:end-shape="id68" draw:end-glue-point="1" svg:d="m24970 4990c0-304-856-456-2570-45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1" draw:text-style-name="P6" xml:id="id62" draw:id="id62" draw:layer="layout" svg:width="3.6cm" svg:height="1.715cm" svg:x="14.2cm" svg:y="10.785cm">
          <text:p text:style-name="P1"><text:span text:style-name="T6">vaccine_group_id</text:span></text:p>
          <text:p text:style-name="P1"><text:span text:style-name="T6">label</text:span></text:p>
          <text:p text:style-name="P1"><text:span text:style-name="T6">map_to_cdsi_code</text:span></text:p>
          <text:p text:style-name="P1"><text:span text:style-name="T11"/></text:p>
        </draw:rect>
        <draw:rect draw:style-name="gr2" draw:text-style-name="P4" draw:layer="layout" svg:width="3.34cm" svg:height="0.61cm" svg:x="19.06cm" svg:y="10.4cm">
          <text:p text:style-name="P3"><text:span text:style-name="T2">Forecast Cvx</text:span></text:p>
        </draw:rect>
        <draw:rect draw:style-name="gr1" draw:text-style-name="P6" draw:layer="layout" svg:width="3.34cm" svg:height="1.426cm" svg:x="19.06cm" svg:y="10.974cm">
          <text:p text:style-name="P1"><text:span text:style-name="T6">forecast_cvx_id</text:span></text:p>
          <text:p text:style-name="P1"><text:span text:style-name="T6">vaccine_group_id</text:span></text:p>
          <text:p text:style-name="P1"><text:span text:style-name="T6">vaccine_cvx</text:span></text:p>
          <text:p text:style-name="P1"><text:span text:style-name="T6"/></text:p>
        </draw:rect>
        <draw:circle draw:style-name="gr3" draw:text-style-name="P3" xml:id="id70" draw:id="id70" draw:layer="layout" svg:width="0.229cm" svg:height="0.229cm" svg:x="18.9cm" svg:y="11.56cm">
          <text:p/>
        </draw:circle>
        <draw:connector draw:style-name="gr4" draw:text-style-name="P3" draw:layer="layout" draw:type="curve" svg:x1="18.9cm" svg:y1="11.674cm" svg:x2="17.8cm" svg:y2="11.642cm" draw:start-shape="id70" draw:start-glue-point="3" draw:end-shape="id62" svg:d="m18900 11674c-825 0-275-32-1100-32">
          <text:p/>
        </draw:connector>
        <draw:rect draw:style-name="gr8" draw:text-style-name="P2" xml:id="id84" draw:id="id84" draw:layer="layout" svg:width="3.66cm" svg:height="5.1cm" svg:x="23.14cm" svg:y="10cm">
          <text:p text:style-name="P1"><text:span text:style-name="T1">admin_status</text:span></text:p>
          <text:p text:style-name="P1"><text:span text:style-name="T1">label</text:span></text:p>
          <text:p text:style-name="P1"><text:span text:style-name="T1"><text:s/></text:span><text:span text:style-name="T1">- D due</text:span></text:p>
          <text:p text:style-name="P1"><text:span text:style-name="T1"><text:s/></text:span><text:span text:style-name="T1">- O overdue</text:span></text:p>
          <text:p text:style-name="P1"><text:span text:style-name="T1"><text:s/></text:span><text:span text:style-name="T1">- L due later</text:span></text:p>
          <text:p text:style-name="P1"><text:span text:style-name="T1"><text:s/></text:span><text:span text:style-name="T1">- X contraindicated</text:span></text:p>
          <text:p text:style-name="P1"><text:span text:style-name="T1"><text:s/></text:span><text:span text:style-name="T1">- C complete</text:span></text:p>
          <text:p text:style-name="P1"><text:span text:style-name="T1"><text:s/></text:span><text:span text:style-name="T1">- F finished</text:span></text:p>
          <text:p text:style-name="P1"><text:span text:style-name="T1"><text:s/></text:span><text:span text:style-name="T1">- N not complete</text:span></text:p>
          <text:p text:style-name="P1"><text:span text:style-name="T1"><text:s/></text:span><text:span text:style-name="T1">- I immune</text:span></text:p>
          <text:p text:style-name="P1"><text:span text:style-name="T1"><text:s/></text:span><text:span text:style-name="T1">- U unknown</text:span></text:p>
          <text:p text:style-name="P1"><text:span text:style-name="T1"><text:s/></text:span><text:span text:style-name="T1">- G aged out</text:span></text:p>
          <text:p text:style-name="P1"><text:span text:style-name="T1"/></text:p>
        </draw:rect>
        <draw:rect draw:style-name="gr17" draw:text-style-name="P4" xml:id="id82" draw:id="id82" draw:layer="layout" svg:width="3.66cm" svg:height="0.623cm" svg:x="23.14cm" svg:y="9.4cm">
          <text:p text:style-name="P3"><text:span text:style-name="T2">Admin</text:span></text:p>
        </draw:rect>
        <draw:rect draw:style-name="gr9" draw:text-style-name="P2" draw:layer="layout" svg:width="4.51cm" svg:height="4.69cm" svg:x="8.09cm" svg:y="8.71cm">
          <text:p text:style-name="P1"><text:span text:style-name="T1">evaluation_actual_id</text:span></text:p>
          <text:p text:style-name="P1"><text:span text:style-name="T1">software_result_id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</draw:rect>
        <draw:rect draw:style-name="gr2" draw:text-style-name="P4" draw:layer="layout" svg:width="4.51cm" svg:height="0.61cm" svg:x="8.09cm" svg:y="8.1cm">
          <text:p text:style-name="P3"><text:span text:style-name="T2">Evaluation Actual</text:span></text:p>
        </draw:rect>
        <draw:rect draw:style-name="gr9" draw:text-style-name="P2" xml:id="id58" draw:id="id58" draw:layer="layout" svg:width="4.4cm" svg:height="2.4cm" svg:x="12.1cm" svg:y="1.8cm">
          <text:p text:style-name="P1"><text:span text:style-name="T1">software_result_id</text:span></text:p>
          <text:p text:style-name="P1"><text:span text:style-name="T1">software_id</text:span></text:p>
          <text:p text:style-name="P1"><text:span text:style-name="T1">run_date</text:span></text:p>
          <text:p text:style-name="P1"><text:span text:style-name="T1">log_text</text:span></text:p>
          <text:p text:style-name="P1"><text:span text:style-name="T1">test_case_id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.4cm" svg:height="0.61cm" svg:x="12.1cm" svg:y="1.2cm">
          <text:p text:style-name="P3"><text:span text:style-name="T2">Software Result</text:span></text:p>
        </draw:rect>
        <draw:rect draw:style-name="gr9" draw:text-style-name="P2" draw:layer="layout" svg:width="5.01cm" svg:height="5.3cm" svg:x="4.09cm" svg:y="15.2cm">
          <text:p text:style-name="P1"><text:span text:style-name="T1">evaluation_expected_id</text:span></text:p>
          <text:p text:style-name="P1"><text:span text:style-name="T1">test_case_id</text:span></text:p>
          <text:p text:style-name="P1"><text:span text:style-name="T1">author_user_id</text:span></text:p>
          <text:p text:style-name="P1"><text:span text:style-name="T5">updated_date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6">evaluation_reason</text:span></text:p>
          <text:p text:style-name="P1"><text:span text:style-name="T4">evaluation_reason_code</text:span></text:p>
          <text:p text:style-name="P1"><text:span text:style-name="T1">vaccine_group_id</text:span></text:p>
          <text:p text:style-name="P1"><text:span text:style-name="T4">vaccine_cvx</text:span></text:p>
          <text:p text:style-name="P1"><text:span text:style-name="T4">series_used_code</text:span></text:p>
          <text:p text:style-name="P1"><text:span text:style-name="T4">series_used_text</text:span></text:p>
          <text:p text:style-name="P1"><text:span text:style-name="T4">dose_number</text:span></text:p>
          <text:p text:style-name="P1"><text:span text:style-name="T1"/></text:p>
          <text:p text:style-name="P1"><text:span text:style-name="T1"/></text:p>
        </draw:rect>
        <draw:rect draw:style-name="gr2" draw:text-style-name="P11" xml:id="id75" draw:id="id75" draw:layer="layout" svg:width="5.01cm" svg:height="0.61cm" svg:x="4.09cm" svg:y="14.6cm">
          <text:p text:style-name="P3"><text:span text:style-name="T12">Evaluation Expected</text:span></text:p>
        </draw:rect>
        <draw:rect draw:style-name="gr9" draw:text-style-name="P2" draw:layer="layout" svg:width="5.2cm" svg:height="1.531cm" svg:x="10.3cm" svg:y="14.5cm">
          <text:p text:style-name="P1"><text:span text:style-name="T1">test_panel_evaluation_id</text:span></text:p>
          <text:p text:style-name="P1"><text:span text:style-name="T1">test_panel_case_id</text:span></text:p>
          <text:p text:style-name="P1"><text:span text:style-name="T1">evaluation_expected_id</text:span></text:p>
          <text:p text:style-name="P1"><text:span text:style-name="T1"/></text:p>
        </draw:rect>
        <draw:rect draw:style-name="gr2" draw:text-style-name="P4" draw:layer="layout" svg:width="5.2cm" svg:height="0.61cm" svg:x="10.3cm" svg:y="13.9cm">
          <text:p text:style-name="P3"><text:span text:style-name="T2">Test Panel Evaluation</text:span></text:p>
        </draw:rect>
        <draw:circle draw:style-name="gr10" draw:text-style-name="P3" xml:id="id73" draw:id="id73" draw:layer="layout" svg:width="0.229cm" svg:height="0.229cm" svg:x="13.8cm" svg:y="15.063cm">
          <text:p/>
        </draw:circle>
        <draw:circle draw:style-name="gr10" draw:text-style-name="P3" xml:id="id74" draw:id="id74" draw:layer="layout" svg:width="0.229cm" svg:height="0.229cm" svg:x="10.201cm" svg:y="15.464cm">
          <text:p/>
        </draw:circle>
        <draw:rect draw:style-name="gr2" draw:text-style-name="P4" xml:id="id72" draw:id="id72" draw:layer="layout" svg:width="2.3cm" svg:height="0.61cm" svg:x="9.531cm" svg:y="3.6cm">
          <text:p text:style-name="P3"><text:span text:style-name="T2">Software</text:span></text:p>
        </draw:rect>
        <draw:circle draw:style-name="gr10" draw:text-style-name="P3" xml:id="id71" draw:id="id71" draw:layer="layout" svg:width="0.229cm" svg:height="0.229cm" svg:x="11.971cm" svg:y="2.4cm">
          <text:p/>
        </draw:circle>
        <draw:connector draw:style-name="gr4" draw:text-style-name="P3" draw:layer="layout" draw:type="curve" svg:x1="11.971cm" svg:y1="2.514cm" svg:x2="10.681cm" svg:y2="3.6cm" draw:start-shape="id71" draw:start-glue-point="3" draw:end-shape="id72" draw:end-glue-point="0" svg:d="m11971 2514c-860 0-1290 362-1290 1086">
          <text:p/>
        </draw:connector>
        <draw:connector draw:style-name="gr4" draw:text-style-name="P3" draw:layer="layout" draw:type="curve" svg:x1="14.029cm" svg:y1="15.177cm" svg:x2="14.62cm" svg:y2="16.99cm" draw:start-shape="id73" draw:start-glue-point="1" draw:end-shape="id64" draw:end-glue-point="0" svg:d="m14029 15177c394 0 591 604 591 1813">
          <text:p/>
        </draw:connector>
        <draw:custom-shape draw:style-name="gr18" draw:text-style-name="P9" draw:layer="layout" svg:width="0.991cm" svg:height="0.33cm" svg:x="7.009cm" svg:y="16.2cm">
          <text:p text:style-name="P3"><text:span text:style-name="T9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201cm" svg:y1="15.578cm" svg:x2="9.1cm" svg:y2="14.905cm" draw:start-shape="id74" draw:start-glue-point="3" draw:end-shape="id75" draw:end-glue-point="1" svg:d="m10201 15578c-825 0-275-673-1101-673">
          <text:p/>
        </draw:connector>
        <draw:circle draw:style-name="gr10" draw:text-style-name="P3" xml:id="id76" draw:id="id76" draw:layer="layout" svg:width="0.229cm" svg:height="0.229cm" svg:x="11.371cm" svg:y="9.371cm">
          <text:p/>
        </draw:circle>
        <draw:connector draw:style-name="gr4" draw:text-style-name="P3" draw:layer="layout" draw:type="curve" svg:x1="11.6cm" svg:y1="9.485cm" svg:x2="14.3cm" svg:y2="4.2cm" draw:start-shape="id76" draw:start-glue-point="1" draw:end-shape="id58" draw:end-glue-point="2" svg:d="m11600 9485c1800 0 2700-1761 2700-5285">
          <text:p/>
        </draw:connector>
        <draw:custom-shape draw:style-name="gr18" draw:text-style-name="P9" draw:layer="layout" svg:width="1.491cm" svg:height="0.33cm" svg:x="14.6cm" svg:y="3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4" draw:layer="layout" svg:width="2.995cm" svg:height="0.623cm" svg:x="1.8cm" svg:y="9.63cm">
          <text:p text:style-name="P3"><text:span text:style-name="T2">Evalution</text:span></text:p>
        </draw:rect>
        <draw:rect draw:style-name="gr17" draw:text-style-name="P4" xml:id="id78" draw:id="id78" draw:layer="layout" svg:width="3.286cm" svg:height="0.683cm" svg:x="1.8cm" svg:y="9.6cm">
          <text:p text:style-name="P3"><text:span text:style-name="T2">Evaluation</text:span></text:p>
        </draw:rect>
        <draw:circle draw:style-name="gr10" draw:text-style-name="P3" xml:id="id77" draw:id="id77" draw:layer="layout" svg:width="0.229cm" svg:height="0.229cm" svg:x="8cm" svg:y="10.029cm">
          <text:p/>
        </draw:circle>
        <draw:connector draw:style-name="gr4" draw:text-style-name="P3" draw:layer="layout" draw:type="curve" svg:x1="8cm" svg:y1="10.143cm" svg:x2="5.086cm" svg:y2="9.941cm" draw:start-shape="id77" draw:start-glue-point="3" draw:end-shape="id78" draw:end-glue-point="1" svg:d="m8000 10143c-2185 0-729-202-2914-202">
          <text:p/>
        </draw:connector>
        <draw:circle draw:style-name="gr10" draw:text-style-name="P3" xml:id="id79" draw:id="id79" draw:layer="layout" svg:width="0.229cm" svg:height="0.229cm" svg:x="3.971cm" svg:y="17.371cm">
          <text:p/>
        </draw:circle>
        <draw:custom-shape draw:style-name="gr18" draw:text-style-name="P9" draw:layer="layout" svg:width="2.491cm" svg:height="0.33cm" svg:x="7.409cm" svg:y="18.5cm">
          <text:p text:style-name="P3"><text:span text:style-name="T9">vaccin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2" xml:id="id80" draw:id="id80" draw:layer="layout" svg:width="3.286cm" svg:height="2.518cm" svg:x="1.8cm" svg:y="10.243cm">
          <text:p text:style-name="P1"><text:span text:style-name="T1">evaluation_status</text:span></text:p>
          <text:p text:style-name="P1"><text:span text:style-name="T1">label</text:span></text:p>
          <text:p text:style-name="P1"><text:span text:style-name="T1"><text:s/></text:span><text:span text:style-name="T1">- E extraneous</text:span></text:p>
          <text:p text:style-name="P1"><text:span text:style-name="T1"><text:s/></text:span><text:span text:style-name="T1">- N not valid</text:span></text:p>
          <text:p text:style-name="P1"><text:span text:style-name="T1"><text:s/></text:span><text:span text:style-name="T1">- V valid</text:span></text:p>
          <text:p text:style-name="P1"><text:span text:style-name="T1"><text:s/></text:span><text:span text:style-name="T1">- S sub-standard</text:span></text:p>
          <text:p text:style-name="P1"><text:span text:style-name="T1"/></text:p>
        </draw:rect>
        <draw:connector draw:style-name="gr4" draw:text-style-name="P3" draw:layer="layout" draw:type="curve" svg:x1="3.971cm" svg:y1="17.485cm" svg:x2="3.443cm" svg:y2="12.761cm" draw:start-shape="id79" draw:start-glue-point="3" draw:end-shape="id80" draw:end-glue-point="2" svg:d="m3971 17485c-352 0-528-1574-528-4724">
          <text:p/>
        </draw:connector>
        <draw:circle draw:style-name="gr10" draw:text-style-name="P3" xml:id="id81" draw:id="id81" draw:layer="layout" svg:width="0.229cm" svg:height="0.229cm" svg:x="21.271cm" svg:y="6.571cm">
          <text:p/>
        </draw:circle>
        <draw:connector draw:style-name="gr4" draw:text-style-name="P3" draw:layer="layout" draw:type="curve" svg:x1="21.5cm" svg:y1="6.685cm" svg:x2="24.97cm" svg:y2="9.4cm" draw:start-shape="id81" draw:start-glue-point="1" draw:end-shape="id82" draw:end-glue-point="0" svg:d="m21500 6685c2314 0 3470 905 3470 2715">
          <text:p/>
        </draw:connector>
        <draw:circle draw:style-name="gr10" draw:text-style-name="P3" xml:id="id83" draw:id="id83" draw:layer="layout" svg:width="0.229cm" svg:height="0.229cm" svg:x="20.5cm" svg:y="15.66cm">
          <text:p/>
        </draw:circle>
        <draw:connector draw:style-name="gr4" draw:text-style-name="P3" draw:layer="layout" draw:type="curve" svg:x1="20.729cm" svg:y1="15.774cm" svg:x2="24.97cm" svg:y2="15.1cm" draw:start-shape="id83" draw:start-glue-point="1" draw:end-shape="id84" draw:end-glue-point="2" svg:d="m20729 15774c2828 0 4241-224 4241-674">
          <text:p/>
        </draw:connector>
        <draw:circle draw:style-name="gr10" draw:text-style-name="P3" xml:id="id85" draw:id="id85" draw:layer="layout" svg:width="0.229cm" svg:height="0.229cm" svg:x="11.271cm" svg:y="11.271cm">
          <text:p/>
        </draw:circle>
        <draw:connector draw:style-name="gr4" draw:text-style-name="P3" draw:layer="layout" draw:type="curve" svg:x1="11.5cm" svg:y1="11.385cm" svg:x2="14.2cm" svg:y2="10.516cm" draw:start-shape="id85" draw:start-glue-point="1" draw:end-shape="id60" draw:end-glue-point="3" svg:d="m11500 11385c2025 0 675-869 2700-869">
          <text:p/>
        </draw:connector>
        <draw:custom-shape draw:style-name="gr18" draw:text-style-name="P9" draw:layer="layout" svg:width="2cm" svg:height="0.33cm" svg:x="10.8cm" svg:y="9.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.491cm" svg:height="0.33cm" svg:x="6.7cm" svg:y="15.7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2cm" svg:height="0.33cm" svg:x="6.7cm" svg:y="16.9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6.7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7.5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8.4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9.1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1.5cm" svg:height="0.33cm" svg:x="20.3cm" svg:y="14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rect draw:style-name="gr14" draw:text-style-name="P4" draw:layer="layout" svg:width="5cm" svg:height="0.61cm" svg:x="9cm" svg:y="12.122cm">
          <text:p text:style-name="P3"><text:span text:style-name="T2">Consideration Guidance</text:span></text:p>
        </draw:rect>
        <draw:rect draw:style-name="gr14" draw:text-style-name="P4" draw:layer="layout" svg:width="5cm" svg:height="0.61cm" svg:x="9cm" svg:y="8.719cm">
          <text:p text:style-name="P3"><text:span text:style-name="T2">Recommend Guidance</text:span></text:p>
        </draw:rect>
        <draw:rect draw:style-name="gr14" draw:text-style-name="P4" draw:layer="layout" svg:width="5cm" svg:height="0.61cm" svg:x="9cm" svg:y="15cm">
          <text:p text:style-name="P3"><text:span text:style-name="T2">Rationale Guidance</text:span></text:p>
        </draw:rect>
        <draw:rect draw:style-name="gr13" draw:text-style-name="P6" draw:layer="layout" svg:width="5cm" svg:height="1.378cm" svg:x="9cm" svg:y="9.322cm">
          <text:p text:style-name="P1"><text:span text:style-name="T6">recommend_guidance_id</text:span></text:p>
          <text:p text:style-name="P1"><text:span text:style-name="T6">recommend_id</text:span></text:p>
          <text:p text:style-name="P1"><text:span text:style-name="T6">guidance_id</text:span></text:p>
        </draw:rect>
        <draw:rect draw:style-name="gr13" draw:text-style-name="P6" draw:layer="layout" svg:width="5cm" svg:height="1.378cm" svg:x="9cm" svg:y="12.722cm">
          <text:p text:style-name="P1"><text:span text:style-name="T6">consideration_guidance_id</text:span></text:p>
          <text:p text:style-name="P1"><text:span text:style-name="T6">consideration_id</text:span></text:p>
          <text:p text:style-name="P1"><text:span text:style-name="T6">guidance_id</text:span></text:p>
        </draw:rect>
        <draw:rect draw:style-name="gr13" draw:text-style-name="P6" draw:layer="layout" svg:width="5cm" svg:height="1.378cm" svg:x="9cm" svg:y="15.6cm">
          <text:p text:style-name="P1"><text:span text:style-name="T6">rationale_guidance_id</text:span></text:p>
          <text:p text:style-name="P1"><text:span text:style-name="T5">rationale</text:span><text:span text:style-name="T6">_id</text:span></text:p>
          <text:p text:style-name="P1"><text:span text:style-name="T6">guidance_id</text:span></text:p>
        </draw:rect>
        <draw:rect draw:style-name="gr14" draw:text-style-name="P4" draw:layer="layout" svg:width="5cm" svg:height="0.61cm" svg:x="9cm" svg:y="18.2cm">
          <text:p text:style-name="P3"><text:span text:style-name="T2">Resource Guidance</text:span></text:p>
        </draw:rect>
        <draw:rect draw:style-name="gr13" draw:text-style-name="P6" draw:layer="layout" svg:width="5cm" svg:height="1.378cm" svg:x="9cm" svg:y="18.8cm">
          <text:p text:style-name="P1"><text:span text:style-name="T6">resource_guidance_id</text:span></text:p>
          <text:p text:style-name="P1"><text:span text:style-name="T5">resource</text:span><text:span text:style-name="T6">_id</text:span></text:p>
          <text:p text:style-name="P1"><text:span text:style-name="T6">guidance_id</text:span></text:p>
        </draw:rect>
        <draw:rect draw:style-name="gr2" draw:text-style-name="P8" xml:id="id89" draw:id="id89" draw:layer="layout" svg:width="3.6cm" svg:height="0.61cm" svg:x="1.5cm" svg:y="8.29cm">
          <text:p text:style-name="P3"><text:span text:style-name="T8">Vaccine Group</text:span></text:p>
        </draw:rect>
        <draw:rect draw:style-name="gr2" draw:text-style-name="P4" xml:id="id110" draw:id="id110" draw:layer="layout" svg:width="3.76cm" svg:height="0.61cm" svg:x="13cm" svg:y="3.48cm">
          <text:p text:style-name="P3"><text:span text:style-name="T2">Test Panel Case</text:span></text:p>
        </draw:rect>
        <draw:rect draw:style-name="gr13" draw:text-style-name="P10" draw:layer="layout" svg:width="4.828cm" svg:height="1.531cm" svg:x="8.272cm" svg:y="1.6cm">
          <text:p text:style-name="P1"><text:span text:style-name="T10">test_panel_guidance_id</text:span></text:p>
          <text:p text:style-name="P1"><text:span text:style-name="T10">test_panel_case_id</text:span></text:p>
          <text:p text:style-name="P1"><text:span text:style-name="T10">guidance_expected_id</text:span></text:p>
          <text:p text:style-name="P1"><text:span text:style-name="T10"/></text:p>
        </draw:rect>
        <draw:rect draw:style-name="gr14" draw:text-style-name="P8" draw:layer="layout" svg:width="4.828cm" svg:height="0.61cm" svg:x="8.272cm" svg:y="1cm">
          <text:p text:style-name="P3"><text:span text:style-name="T8">Test Panel Guidance</text:span></text:p>
        </draw:rect>
        <draw:circle draw:style-name="gr12" draw:text-style-name="P3" xml:id="id109" draw:id="id109" draw:layer="layout" svg:width="0.229cm" svg:height="0.229cm" svg:x="11.661cm" svg:y="2.212cm">
          <text:p/>
        </draw:circle>
        <draw:connector draw:style-name="gr4" draw:text-style-name="P3" draw:layer="layout" draw:type="curve" svg:x1="12.296cm" svg:y1="2.843cm" svg:x2="12.345cm" svg:y2="4.29cm" draw:start-shape="id86" draw:start-glue-point="2" draw:end-shape="id87" svg:d="m12296 2843c0 1086 49 363 49 1447">
          <text:p/>
        </draw:connector>
        <draw:circle draw:style-name="gr12" draw:text-style-name="P3" xml:id="id86" draw:id="id86" draw:layer="layout" svg:width="0.229cm" svg:height="0.229cm" svg:x="12.182cm" svg:y="2.614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8" draw:text-style-name="P2" xml:id="id112" draw:id="id112" draw:layer="layout" svg:width="4.4cm" svg:height="2.487cm" svg:x="22.5cm" svg:y="5.813cm">
          <text:p text:style-name="P1"><text:span text:style-name="T1">recommend_type_code</text:span></text:p>
          <text:p text:style-name="P1"><text:span text:style-name="T1">label</text:span></text:p>
          <text:p text:style-name="P1"><text:span text:style-name="T1"><text:s/></text:span><text:span text:style-name="T1">- C contraindication</text:span></text:p>
          <text:p text:style-name="P1"><text:span text:style-name="T1"><text:s/></text:span><text:span text:style-name="T1">- P precaution</text:span></text:p>
          <text:p text:style-name="P1"><text:span text:style-name="T1"><text:s/></text:span><text:span text:style-name="T1">- D disease</text:span></text:p>
          <text:p text:style-name="P1"><text:span text:style-name="T1"><text:s/></text:span><text:span text:style-name="T1">- I indication</text:span></text:p>
          <text:p text:style-name="P1"><text:span text:style-name="T1"/></text:p>
        </draw:rect>
        <draw:rect draw:style-name="gr11" draw:text-style-name="P4" draw:layer="layout" svg:width="4.4cm" svg:height="0.623cm" svg:x="22.5cm" svg:y="5.2cm">
          <text:p text:style-name="P3"><text:span text:style-name="T2">Recommend Type</text:span></text:p>
        </draw:rect>
        <draw:rect draw:style-name="gr2" draw:text-style-name="P4" xml:id="id103" draw:id="id103" draw:layer="layout" svg:width="3.9cm" svg:height="0.61cm" svg:x="1.2cm" svg:y="1.19cm">
          <text:p text:style-name="P3"><text:span text:style-name="T2">Software Result</text:span></text:p>
        </draw:rect>
        <draw:rect draw:style-name="gr8" draw:text-style-name="P2" draw:layer="layout" svg:width="4.4cm" svg:height="1.987cm" svg:x="22.5cm" svg:y="9.313cm">
          <text:p text:style-name="P1"><text:span text:style-name="T1">recommend_range_code</text:span></text:p>
          <text:p text:style-name="P1"><text:span text:style-name="T1">label</text:span></text:p>
          <text:p text:style-name="P1"><text:span text:style-name="T1"><text:s/></text:span><text:span text:style-name="T1">- T temporal</text:span></text:p>
          <text:p text:style-name="P1"><text:span text:style-name="T1"><text:s/></text:span><text:span text:style-name="T1">- P permanent</text:span></text:p>
          <text:p text:style-name="P1"><text:span text:style-name="T1"/></text:p>
        </draw:rect>
        <draw:rect draw:style-name="gr11" draw:text-style-name="P4" xml:id="id114" draw:id="id114" draw:layer="layout" svg:width="4.4cm" svg:height="0.623cm" svg:x="22.5cm" svg:y="8.7cm">
          <text:p text:style-name="P3"><text:span text:style-name="T2">Recommend Range</text:span></text:p>
        </draw:rect>
        <draw:rect draw:style-name="gr13" draw:text-style-name="P6" xml:id="id116" draw:id="id116" draw:layer="layout" svg:width="3.49cm" svg:height="1.8cm" svg:x="4.71cm" svg:y="5.9cm">
          <text:p text:style-name="P1"><text:span text:style-name="T6">guidance_id</text:span></text:p>
          <text:p text:style-name="P1"><text:span text:style-name="T6">vaccine_group_id</text:span></text:p>
          <text:p text:style-name="P1"><text:span text:style-name="T6">effective_date</text:span></text:p>
          <text:p text:style-name="P1"><text:span text:style-name="T6">expiration_date</text:span></text:p>
          <text:p text:style-name="P1"><text:span text:style-name="T6"/></text:p>
        </draw:rect>
        <draw:rect draw:style-name="gr14" draw:text-style-name="P4" xml:id="id101" draw:id="id101" draw:layer="layout" svg:width="3.49cm" svg:height="0.61cm" svg:x="4.71cm" svg:y="5.3cm">
          <text:p text:style-name="P3"><text:span text:style-name="T2">Guidance</text:span></text:p>
        </draw:rect>
        <draw:circle draw:style-name="gr12" draw:text-style-name="P3" xml:id="id88" draw:id="id88" draw:layer="layout" svg:width="0.229cm" svg:height="0.229cm" svg:x="4.591cm" svg:y="6.483cm">
          <text:p/>
        </draw:circle>
        <draw:circle draw:style-name="gr12" draw:text-style-name="P3" xml:id="id92" draw:id="id92" draw:layer="layout" svg:width="0.229cm" svg:height="0.229cm" svg:x="11.703cm" svg:y="9.883cm">
          <text:p/>
        </draw:circle>
        <draw:connector draw:style-name="gr4" draw:text-style-name="P3" draw:layer="layout" draw:type="curve" svg:x1="4.591cm" svg:y1="6.597cm" svg:x2="3.3cm" svg:y2="8.29cm" draw:start-shape="id88" draw:start-glue-point="3" draw:end-shape="id89" draw:end-glue-point="0" svg:d="m4591 6597c-861 0-1291 564-1291 1693">
          <text:p/>
        </draw:connector>
        <draw:circle draw:style-name="gr12" draw:text-style-name="P3" xml:id="id94" draw:id="id94" draw:layer="layout" svg:width="0.229cm" svg:height="0.229cm" svg:x="11.986cm" svg:y="13.291cm">
          <text:p/>
        </draw:circle>
        <draw:circle draw:style-name="gr12" draw:text-style-name="P3" xml:id="id96" draw:id="id96" draw:layer="layout" svg:width="0.229cm" svg:height="0.229cm" svg:x="11.2cm" svg:y="16.171cm">
          <text:p/>
        </draw:circle>
        <draw:rect draw:style-name="gr13" draw:text-style-name="P6" xml:id="id95" draw:id="id95" draw:layer="layout" svg:width="5cm" svg:height="1.427cm" svg:x="15.3cm" svg:y="12.7cm">
          <text:p text:style-name="P1"><text:span text:style-name="T6">consideration_id</text:span></text:p>
          <text:p text:style-name="P1"><text:span text:style-name="T6">consideration_text</text:span></text:p>
          <text:p text:style-name="P1"><text:span text:style-name="T6">consideration_type_code</text:span></text:p>
        </draw:rect>
        <draw:rect draw:style-name="gr14" draw:text-style-name="P4" draw:layer="layout" svg:width="5cm" svg:height="0.61cm" svg:x="15.3cm" svg:y="12.1cm">
          <text:p text:style-name="P3"><text:span text:style-name="T2">Consideration</text:span></text:p>
        </draw:rect>
        <draw:rect draw:style-name="gr8" draw:text-style-name="P2" draw:layer="layout" svg:width="4.46cm" svg:height="1.987cm" svg:x="22.44cm" svg:y="12.713cm">
          <text:p text:style-name="P1"><text:span text:style-name="T1">consideration_type_code</text:span></text:p>
          <text:p text:style-name="P1"><text:span text:style-name="T1">label</text:span></text:p>
          <text:p text:style-name="P1"><text:span text:style-name="T1"><text:s/></text:span><text:span text:style-name="T1">- S specific</text:span></text:p>
          <text:p text:style-name="P1"><text:span text:style-name="T1"><text:s/></text:span><text:span text:style-name="T1">- G general</text:span></text:p>
          <text:p text:style-name="P1"><text:span text:style-name="T1"/></text:p>
        </draw:rect>
        <draw:rect draw:style-name="gr11" draw:text-style-name="P4" xml:id="id91" draw:id="id91" draw:layer="layout" svg:width="4.46cm" svg:height="0.623cm" svg:x="22.44cm" svg:y="12.1cm">
          <text:p text:style-name="P3"><text:span text:style-name="T2">Consideration Type</text:span></text:p>
        </draw:rect>
        <draw:circle draw:style-name="gr12" draw:text-style-name="P3" xml:id="id90" draw:id="id90" draw:layer="layout" svg:width="0.229cm" svg:height="0.229cm" svg:x="19.586cm" svg:y="13.734cm">
          <text:p/>
        </draw:circle>
        <draw:connector draw:style-name="gr4" draw:text-style-name="P3" draw:layer="layout" draw:type="curve" svg:x1="19.815cm" svg:y1="13.848cm" svg:x2="22.44cm" svg:y2="12.411cm" draw:start-shape="id90" draw:start-glue-point="1" draw:end-shape="id91" draw:end-glue-point="3" svg:d="m19815 13848c1969 0 657-1437 2625-1437">
          <text:p/>
        </draw:connector>
        <draw:rect draw:style-name="gr13" draw:text-style-name="P6" draw:layer="layout" svg:width="4.9cm" svg:height="1.797cm" svg:x="15.3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rect draw:style-name="gr14" draw:text-style-name="P4" draw:layer="layout" svg:width="4.9cm" svg:height="0.61cm" svg:x="15.3cm" svg:y="8.5cm">
          <text:p text:style-name="P3"><text:span text:style-name="T2">Recommend</text:span></text:p>
        </draw:rect>
        <draw:connector draw:style-name="gr4" draw:text-style-name="P3" draw:layer="layout" draw:type="curve" svg:x1="11.932cm" svg:y1="9.997cm" svg:x2="15.299cm" svg:y2="9.998cm" draw:start-shape="id92" draw:start-glue-point="1" draw:end-shape="id93" draw:end-glue-point="3" svg:d="m11932 9997c2526 0 843 1 3367 1">
          <text:p/>
        </draw:connector>
        <draw:connector draw:style-name="gr4" draw:text-style-name="P3" draw:layer="layout" draw:type="curve" svg:x1="12.215cm" svg:y1="13.405cm" svg:x2="15.3cm" svg:y2="13.413cm" draw:start-shape="id94" draw:start-glue-point="1" draw:end-shape="id95" draw:end-glue-point="3" svg:d="m12215 13405c2314 0 772 8 3085 8">
          <text:p/>
        </draw:connector>
        <draw:rect draw:style-name="gr13" draw:text-style-name="P6" xml:id="id97" draw:id="id97" draw:layer="layout" svg:width="5cm" svg:height="1.049cm" svg:x="15.3cm" svg:y="15.6cm">
          <text:p text:style-name="P1"><text:span text:style-name="T6">rationale_id</text:span></text:p>
          <text:p text:style-name="P1"><text:span text:style-name="T6">rationale_text</text:span></text:p>
        </draw:rect>
        <draw:rect draw:style-name="gr14" draw:text-style-name="P4" draw:layer="layout" svg:width="5cm" svg:height="0.61cm" svg:x="15.3cm" svg:y="15cm">
          <text:p text:style-name="P3"><text:span text:style-name="T2">Rationale</text:span></text:p>
        </draw:rect>
        <draw:connector draw:style-name="gr4" draw:text-style-name="P3" draw:layer="layout" draw:type="curve" svg:x1="11.429cm" svg:y1="16.285cm" svg:x2="15.3cm" svg:y2="16.124cm" draw:start-shape="id96" draw:start-glue-point="1" draw:end-shape="id97" svg:d="m11429 16285c2904 0 969-161 3871-161">
          <text:p/>
        </draw:connector>
        <draw:circle draw:style-name="gr12" draw:text-style-name="P3" xml:id="id98" draw:id="id98" draw:layer="layout" svg:width="0.229cm" svg:height="0.229cm" svg:x="11.303cm" svg:y="19.349cm">
          <text:p/>
        </draw:circle>
        <draw:rect draw:style-name="gr13" draw:text-style-name="P6" xml:id="id99" draw:id="id99" draw:layer="layout" svg:width="5cm" svg:height="1.378cm" svg:x="15.3cm" svg:y="18.861cm">
          <text:p text:style-name="P1"><text:span text:style-name="T6">resource_id</text:span></text:p>
          <text:p text:style-name="P1"><text:span text:style-name="T6">resource_text</text:span></text:p>
          <text:p text:style-name="P1"><text:span text:style-name="T6">resource_link</text:span></text:p>
        </draw:rect>
        <draw:rect draw:style-name="gr14" draw:text-style-name="P4" draw:layer="layout" svg:width="5cm" svg:height="0.61cm" svg:x="15.3cm" svg:y="18.251cm">
          <text:p text:style-name="P3"><text:span text:style-name="T2">Resource</text:span></text:p>
        </draw:rect>
        <draw:connector draw:style-name="gr4" draw:text-style-name="P3" draw:layer="layout" draw:type="curve" svg:x1="11.532cm" svg:y1="19.463cm" svg:x2="15.3cm" svg:y2="19.55cm" draw:start-shape="id98" draw:start-glue-point="1" draw:end-shape="id99" draw:end-glue-point="3" svg:d="m11532 19463c2826 0 942 87 3768 87">
          <text:p/>
        </draw:connector>
        <draw:rect draw:style-name="gr13" draw:text-style-name="P6" draw:layer="layout" svg:width="3.99cm" svg:height="1.4cm" svg:x="1.11cm" svg:y="3.1cm">
          <text:p text:style-name="P1"><text:span text:style-name="T6">guidance_actual_id</text:span></text:p>
          <text:p text:style-name="P1"><text:span text:style-name="T6">software_result_id</text:span></text:p>
          <text:p text:style-name="P1"><text:span text:style-name="T6">guidance_id</text:span></text:p>
          <text:p text:style-name="P1"><text:span text:style-name="T6"/></text:p>
        </draw:rect>
        <draw:rect draw:style-name="gr14" draw:text-style-name="P4" draw:layer="layout" svg:width="3.99cm" svg:height="0.61cm" svg:x="1.11cm" svg:y="2.5cm">
          <text:p text:style-name="P3"><text:span text:style-name="T2">Guidance Actual</text:span></text:p>
        </draw:rect>
        <draw:circle draw:style-name="gr12" draw:text-style-name="P3" xml:id="id102" draw:id="id102" draw:layer="layout" svg:width="0.229cm" svg:height="0.229cm" svg:x="4.391cm" svg:y="3.683cm">
          <text:p/>
        </draw:circle>
        <draw:circle draw:style-name="gr12" draw:text-style-name="P3" xml:id="id100" draw:id="id100" draw:layer="layout" svg:width="0.229cm" svg:height="0.229cm" svg:x="3.474cm" svg:y="4.091cm">
          <text:p/>
        </draw:circle>
        <draw:rect draw:style-name="gr13" draw:text-style-name="P6" draw:layer="layout" svg:width="5.49cm" svg:height="2.964cm" svg:x="9.6cm" svg:y="4.89cm">
          <text:p text:style-name="P1"><text:span text:style-name="T6">guidance_expected_id</text:span></text:p>
          <text:p text:style-name="P1"><text:span text:style-name="T6">guidance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effective_rule_id</text:span></text:p>
          <text:p text:style-name="P1"><text:span text:style-name="T6">expiration_rule_id</text:span></text:p>
        </draw:rect>
        <draw:rect draw:style-name="gr14" draw:text-style-name="P4" xml:id="id87" draw:id="id87" draw:layer="layout" svg:width="5.49cm" svg:height="0.61cm" svg:x="9.6cm" svg:y="4.29cm">
          <text:p text:style-name="P3"><text:span text:style-name="T2">Guidance Expected</text:span></text:p>
        </draw:rect>
        <draw:circle draw:style-name="gr12" draw:text-style-name="P3" xml:id="id104" draw:id="id104" draw:layer="layout" svg:width="0.229cm" svg:height="0.229cm" svg:x="11.981cm" svg:y="5.873cm">
          <text:p/>
        </draw:circle>
        <draw:custom-shape draw:style-name="gr19" draw:text-style-name="P9" draw:layer="layout" svg:width="2cm" svg:height="0.33cm" svg:x="12.89cm" svg:y="6.96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12.885cm" svg:y="7.382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3.588cm" svg:y1="4.32cm" svg:x2="4.71cm" svg:y2="5.605cm" draw:start-shape="id100" draw:start-glue-point="2" draw:end-shape="id101" draw:end-glue-point="3" svg:d="m3588 4320c0 857 374 1285 1122 1285">
          <text:p/>
        </draw:connector>
        <draw:connector draw:style-name="gr4" draw:text-style-name="P3" draw:layer="layout" draw:type="curve" svg:x1="4.62cm" svg:y1="3.797cm" svg:x2="5.1cm" svg:y2="1.495cm" draw:start-shape="id102" draw:start-glue-point="1" draw:end-shape="id103" svg:d="m4620 3797c1471 0 1231-2302 480-2302">
          <text:p/>
        </draw:connector>
        <draw:rect draw:style-name="gr2" draw:text-style-name="P4" xml:id="id105" draw:id="id105" draw:layer="layout" svg:width="2.5cm" svg:height="0.61cm" svg:x="16cm" svg:y="5.19cm">
          <text:p text:style-name="P3"><text:span text:style-name="T2">Test Case</text:span></text:p>
        </draw:rect>
        <draw:connector draw:style-name="gr4" draw:text-style-name="P3" draw:layer="layout" draw:type="curve" svg:x1="12.21cm" svg:y1="5.987cm" svg:x2="16cm" svg:y2="5.495cm" draw:start-shape="id104" draw:start-glue-point="1" draw:end-shape="id105" draw:end-glue-point="3" svg:d="m12210 5987c2842 0 948-492 3790-492">
          <text:p/>
        </draw:connector>
        <draw:rect draw:style-name="gr2" draw:text-style-name="P4" xml:id="id107" draw:id="id107" draw:layer="layout" svg:width="1.6cm" svg:height="0.61cm" svg:x="16cm" svg:y="6.08cm">
          <text:p text:style-name="P3"><text:span text:style-name="T2">User</text:span></text:p>
        </draw:rect>
        <draw:circle draw:style-name="gr12" draw:text-style-name="P3" xml:id="id106" draw:id="id106" draw:layer="layout" svg:width="0.229cm" svg:height="0.229cm" svg:x="12.285cm" svg:y="6.254cm">
          <text:p/>
        </draw:circle>
        <draw:connector draw:style-name="gr4" draw:text-style-name="P3" draw:layer="layout" draw:type="curve" svg:x1="12.514cm" svg:y1="6.368cm" svg:x2="16cm" svg:y2="6.385cm" draw:start-shape="id106" draw:start-glue-point="1" draw:end-shape="id107" draw:end-glue-point="3" svg:d="m12514 6368c2614 0 872 17 3486 17">
          <text:p/>
        </draw:connector>
        <draw:circle draw:style-name="gr12" draw:text-style-name="P3" xml:id="id108" draw:id="id108" draw:layer="layout" svg:width="0.229cm" svg:height="0.229cm" svg:x="9.491cm" svg:y="5.498cm">
          <text:p/>
        </draw:circle>
        <draw:connector draw:style-name="gr15" draw:text-style-name="P3" draw:layer="layout" draw:type="curve" svg:x1="9.491cm" svg:y1="5.612cm" svg:x2="8.2cm" svg:y2="5.605cm" draw:start-shape="id108" draw:start-glue-point="3" draw:end-shape="id101" draw:end-glue-point="1" svg:d="m9491 5612c-967 0-322-7-1291-7">
          <text:p/>
        </draw:connector>
        <draw:connector draw:style-name="gr4" draw:text-style-name="P3" draw:layer="layout" draw:type="curve" svg:x1="11.89cm" svg:y1="2.326cm" svg:x2="14.88cm" svg:y2="3.48cm" draw:start-shape="id109" draw:start-glue-point="1" draw:end-shape="id110" draw:end-glue-point="0" svg:d="m11890 2326c1994 0 2990 384 2990 1154">
          <text:p/>
        </draw:connector>
        <draw:rect draw:style-name="gr13" draw:text-style-name="P6" xml:id="id93" draw:id="id93" draw:layer="layout" svg:width="4.9cm" svg:height="1.797cm" svg:x="15.299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circle draw:style-name="gr12" draw:text-style-name="P3" xml:id="id111" draw:id="id111" draw:layer="layout" svg:width="0.229cm" svg:height="0.229cm" svg:x="19.491cm" svg:y="10.083cm">
          <text:p/>
        </draw:circle>
        <draw:circle draw:style-name="gr12" draw:text-style-name="P3" xml:id="id113" draw:id="id113" draw:layer="layout" svg:width="0.229cm" svg:height="0.229cm" svg:x="19.671cm" svg:y="10.471cm">
          <text:p/>
        </draw:circle>
        <draw:connector draw:style-name="gr4" draw:text-style-name="P3" draw:layer="layout" draw:type="curve" svg:x1="19.72cm" svg:y1="10.197cm" svg:x2="22.5cm" svg:y2="7.056cm" draw:start-shape="id111" draw:start-glue-point="1" draw:end-shape="id112" svg:d="m19720 10197c2085 0 695-3141 2780-3141">
          <text:p/>
        </draw:connector>
        <draw:connector draw:style-name="gr4" draw:text-style-name="P3" draw:layer="layout" draw:type="curve" svg:x1="19.9cm" svg:y1="10.585cm" svg:x2="22.5cm" svg:y2="9.011cm" draw:start-shape="id113" draw:start-glue-point="1" draw:end-shape="id114" svg:d="m19900 10585c1950 0 650-1574 2600-1574">
          <text:p/>
        </draw:connector>
        <draw:circle draw:style-name="gr12" draw:text-style-name="P3" xml:id="id115" draw:id="id115" draw:layer="layout" svg:width="0.229cm" svg:height="0.229cm" svg:x="8.903cm" svg:y="19.849cm">
          <text:p/>
        </draw:circle>
        <draw:connector draw:style-name="gr4" draw:text-style-name="P3" draw:layer="layout" draw:type="curve" svg:x1="8.903cm" svg:y1="19.963cm" svg:x2="6.455cm" svg:y2="7.7cm" draw:start-shape="id115" draw:start-glue-point="3" draw:end-shape="id116" draw:end-glue-point="2" svg:d="m8903 19963c-1632 0-2448-4087-2448-12263">
          <text:p/>
        </draw:connector>
        <draw:circle draw:style-name="gr12" draw:text-style-name="P3" xml:id="id117" draw:id="id117" draw:layer="layout" svg:width="0.229cm" svg:height="0.229cm" svg:x="8.903cm" svg:y="16.599cm">
          <text:p/>
        </draw:circle>
        <draw:connector draw:style-name="gr4" draw:text-style-name="P3" draw:layer="layout" draw:type="curve" svg:x1="8.903cm" svg:y1="16.713cm" svg:x2="6.455cm" svg:y2="7.7cm" draw:start-shape="id117" draw:start-glue-point="3" draw:end-shape="id116" draw:end-glue-point="2" svg:d="m8903 16713c-1632 0-2448-3004-2448-9013">
          <text:p/>
        </draw:connector>
        <draw:circle draw:style-name="gr12" draw:text-style-name="P3" xml:id="id118" draw:id="id118" draw:layer="layout" svg:width="0.229cm" svg:height="0.229cm" svg:x="8.903cm" svg:y="13.699cm">
          <text:p/>
        </draw:circle>
        <draw:connector draw:style-name="gr4" draw:text-style-name="P3" draw:layer="layout" draw:type="curve" svg:x1="8.903cm" svg:y1="13.813cm" svg:x2="6.455cm" svg:y2="7.7cm" draw:start-shape="id118" draw:start-glue-point="3" draw:end-shape="id116" draw:end-glue-point="2" svg:d="m8903 13813c-1632 0-2448-2037-2448-6113">
          <text:p/>
        </draw:connector>
        <draw:circle draw:style-name="gr12" draw:text-style-name="P3" xml:id="id119" draw:id="id119" draw:layer="layout" svg:width="0.229cm" svg:height="0.229cm" svg:x="8.871cm" svg:y="10.249cm">
          <text:p/>
        </draw:circle>
        <draw:connector draw:style-name="gr4" draw:text-style-name="P3" draw:layer="layout" draw:type="curve" svg:x1="8.871cm" svg:y1="10.363cm" svg:x2="6.455cm" svg:y2="7.7cm" draw:start-shape="id119" draw:start-glue-point="3" draw:end-shape="id116" draw:end-glue-point="2" svg:d="m8871 10363c-1611 0-2416-887-2416-2663">
          <text:p/>
        </draw:connector>
      </draw:page>
      <draw:page draw:name="page5" draw:style-name="dp1" draw:master-page-name="Default">
        <draw:rect draw:style-name="gr1" draw:text-style-name="P2" draw:layer="layout" svg:width="2.691cm" svg:height="2.4cm" svg:x="22.909cm" svg:y="14cm">
          <text:p text:style-name="P1"><text:span text:style-name="T1">test_note_id</text:span></text:p>
          <text:p text:style-name="P1"><text:span text:style-name="T1">test_case_id</text:span></text:p>
          <text:p text:style-name="P1"><text:span text:style-name="T1">user_id</text:span></text:p>
          <text:p text:style-name="P1"><text:span text:style-name="T1">note_text</text:span></text:p>
          <text:p text:style-name="P1"><text:span text:style-name="T1">note_date</text:span></text:p>
        </draw:rect>
        <draw:rect draw:style-name="gr2" draw:text-style-name="P4" xml:id="id125" draw:id="id125" draw:layer="layout" svg:width="2.691cm" svg:height="0.61cm" svg:x="22.909cm" svg:y="13.4cm">
          <text:p text:style-name="P3"><text:span text:style-name="T2">Test Note</text:span></text:p>
        </draw:rect>
        <draw:rect draw:style-name="gr9" draw:text-style-name="P2" draw:layer="layout" svg:width="6.5cm" svg:height="1.487cm" svg:x="7.5cm" svg:y="9.913cm">
          <text:p text:style-name="P1"><text:span text:style-name="T1">forecast_expected_rating_id</text:span></text:p>
          <text:p text:style-name="P1"><text:span text:style-name="T1">forecast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9.3cm">
          <text:p text:style-name="P3"><text:span text:style-name="T2">Forecast Expected Rating</text:span></text:p>
        </draw:rect>
        <draw:rect draw:style-name="gr1" draw:text-style-name="P6" draw:layer="layout" svg:width="2.634cm" svg:height="2.17cm" svg:x="18.9cm" svg:y="13.9cm">
          <text:p text:style-name="P1"><text:span text:style-name="T6">rating_status</text:span></text:p>
          <text:p text:style-name="P1"><text:span text:style-name="T6">label</text:span></text:p>
          <text:p text:style-name="P1"><text:span text:style-name="T6"><text:s text:c="2"/></text:span><text:span text:style-name="T6">- L like</text:span></text:p>
          <text:p text:style-name="P1"><text:span text:style-name="T6"><text:s text:c="2"/></text:span><text:span text:style-name="T6">- C comment</text:span></text:p>
          <text:p text:style-name="P1"><text:span text:style-name="T6"><text:s text:c="2"/></text:span><text:span text:style-name="T6">- P problem</text:span></text:p>
        </draw:rect>
        <draw:rect draw:style-name="gr5" draw:text-style-name="P4" draw:layer="layout" svg:width="2.634cm" svg:height="0.5cm" svg:x="18.9cm" svg:y="13.4cm">
          <text:p text:style-name="P3"><text:span text:style-name="T2">Rating</text:span></text:p>
        </draw:rect>
        <draw:circle draw:style-name="gr10" draw:text-style-name="P3" xml:id="id120" draw:id="id120" draw:layer="layout" svg:width="0.229cm" svg:height="0.229cm" svg:x="7.394cm" svg:y="10.5cm">
          <text:p/>
        </draw:circle>
        <draw:connector draw:style-name="gr4" draw:text-style-name="P3" draw:layer="layout" draw:type="curve" svg:x1="7.394cm" svg:y1="10.614cm" svg:x2="5.9cm" svg:y2="10.605cm" draw:start-shape="id120" draw:start-glue-point="3" draw:end-shape="id121" svg:d="m7394 10614c-1120 0-374-9-1494-9">
          <text:p/>
        </draw:connector>
        <draw:custom-shape draw:style-name="gr16" draw:text-style-name="P9" draw:layer="layout" svg:width="1.491cm" svg:height="0.33cm" svg:x="25.309cm" svg:y="14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2" draw:text-style-name="P4" xml:id="id123" draw:id="id123" draw:layer="layout" svg:width="5.01cm" svg:height="0.61cm" svg:x="0.994cm" svg:y="5.9cm">
          <text:p text:style-name="P3"><text:span text:style-name="T2">Evaluation Expected</text:span></text:p>
        </draw:rect>
        <draw:rect draw:style-name="gr9" draw:text-style-name="P2" draw:layer="layout" svg:width="6.5cm" svg:height="1.363cm" svg:x="7.5cm" svg:y="5.447cm">
          <text:p text:style-name="P1"><text:span text:style-name="T1">evaluation_expected_rating_id</text:span></text:p>
          <text:p text:style-name="P1"><text:span text:style-name="T1">evaluation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4.9cm">
          <text:p text:style-name="P3"><text:span text:style-name="T2">Evaluation Expected Rating</text:span></text:p>
        </draw:rect>
        <draw:circle draw:style-name="gr10" draw:text-style-name="P3" xml:id="id122" draw:id="id122" draw:layer="layout" svg:width="0.229cm" svg:height="0.229cm" svg:x="7.394cm" svg:y="6.091cm">
          <text:p/>
        </draw:circle>
        <draw:connector draw:style-name="gr4" draw:text-style-name="P3" draw:layer="layout" draw:type="curve" svg:x1="7.394cm" svg:y1="6.205cm" svg:x2="6.004cm" svg:y2="6.205cm" draw:start-shape="id122" draw:start-glue-point="3" draw:end-shape="id123" draw:end-glue-point="1" svg:d="m7394 6205h-1390">
          <text:p/>
        </draw:connector>
        <draw:custom-shape draw:style-name="gr16" draw:text-style-name="P9" draw:layer="layout" svg:width="0.991cm" svg:height="0.33cm" svg:x="24.978cm" svg:y="15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121" draw:id="id121" draw:layer="layout" svg:width="4.9cm" svg:height="0.61cm" svg:x="1cm" svg:y="10.3cm">
          <text:p text:style-name="P3"><text:span text:style-name="T2">Forecast Expected</text:span></text:p>
        </draw:rect>
        <draw:rect draw:style-name="gr1" draw:text-style-name="P2" draw:layer="layout" svg:width="4.158cm" svg:height="2.453cm" svg:x="18.842cm" svg:y="10.547cm">
          <text:p text:style-name="P1"><text:span text:style-name="T1">expert_rating_id</text:span></text:p>
          <text:p text:style-name="P1"><text:span text:style-name="T1">expert_id</text:span></text:p>
          <text:p text:style-name="P1"><text:span text:style-name="T1">test_note_id</text:span></text:p>
          <text:p text:style-name="P1"><text:span text:style-name="T1">rating_status</text:span></text:p>
          <text:p text:style-name="P1"><text:span text:style-name="T1"/></text:p>
        </draw:rect>
        <draw:rect draw:style-name="gr2" draw:text-style-name="P4" xml:id="id131" draw:id="id131" draw:layer="layout" svg:width="4.158cm" svg:height="0.61cm" svg:x="18.842cm" svg:y="10cm">
          <text:p text:style-name="P3"><text:span text:style-name="T2">Expert Rating</text:span></text:p>
        </draw:rect>
        <draw:custom-shape draw:style-name="gr16" draw:text-style-name="P9" draw:layer="layout" svg:width="1.219cm" svg:height="0.33cm" svg:x="20.781cm" svg:y="11.1cm">
          <text:p text:style-name="P3"><text:span text:style-name="T9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3" xml:id="id124" draw:id="id124" draw:layer="layout" svg:width="0.229cm" svg:height="0.229cm" svg:x="21.4cm" svg:y="11.471cm">
          <text:p/>
        </draw:circle>
        <draw:connector draw:style-name="gr4" draw:text-style-name="P3" draw:layer="layout" draw:type="curve" svg:x1="21.629cm" svg:y1="11.585cm" svg:x2="24.254cm" svg:y2="13.4cm" draw:start-shape="id124" draw:start-glue-point="1" draw:end-shape="id125" draw:end-glue-point="0" svg:d="m21629 11585c1750 0 2625 605 2625 1815">
          <text:p/>
        </draw:connector>
        <draw:rect draw:style-name="gr2" draw:text-style-name="P4" xml:id="id127" draw:id="id127" draw:layer="layout" svg:width="5.01cm" svg:height="0.61cm" svg:x="0.994cm" svg:y="8.1cm">
          <text:p text:style-name="P3"><text:span text:style-name="T2">Evaluation Actual</text:span></text:p>
        </draw:rect>
        <draw:rect draw:style-name="gr9" draw:text-style-name="P2" draw:layer="layout" svg:width="6.5cm" svg:height="1.363cm" svg:x="7.5cm" svg:y="7.647cm">
          <text:p text:style-name="P1"><text:span text:style-name="T1">evaluation_actual_rating_id</text:span></text:p>
          <text:p text:style-name="P1"><text:span text:style-name="T1">evaluation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7.1cm">
          <text:p text:style-name="P3"><text:span text:style-name="T2">Evaluation Actual Rating</text:span></text:p>
        </draw:rect>
        <draw:circle draw:style-name="gr10" draw:text-style-name="P3" xml:id="id126" draw:id="id126" draw:layer="layout" svg:width="0.229cm" svg:height="0.229cm" svg:x="7.394cm" svg:y="8.291cm">
          <text:p/>
        </draw:circle>
        <draw:connector draw:style-name="gr4" draw:text-style-name="P3" draw:layer="layout" draw:type="curve" svg:x1="7.394cm" svg:y1="8.405cm" svg:x2="6.004cm" svg:y2="8.405cm" draw:start-shape="id126" draw:start-glue-point="3" draw:end-shape="id127" draw:end-glue-point="1" svg:d="m7394 8405h-1390">
          <text:p/>
        </draw:connector>
        <draw:rect draw:style-name="gr9" draw:text-style-name="P2" draw:layer="layout" svg:width="6.5cm" svg:height="1.487cm" svg:x="7.5cm" svg:y="12.313cm">
          <text:p text:style-name="P1"><text:span text:style-name="T1">forecast_actual_rating_id</text:span></text:p>
          <text:p text:style-name="P1"><text:span text:style-name="T1">forecast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11.7cm">
          <text:p text:style-name="P3"><text:span text:style-name="T2">Forecast Actual Rating</text:span></text:p>
        </draw:rect>
        <draw:circle draw:style-name="gr10" draw:text-style-name="P3" xml:id="id128" draw:id="id128" draw:layer="layout" svg:width="0.229cm" svg:height="0.229cm" svg:x="7.394cm" svg:y="12.9cm">
          <text:p/>
        </draw:circle>
        <draw:connector draw:style-name="gr4" draw:text-style-name="P3" draw:layer="layout" draw:type="curve" svg:x1="7.394cm" svg:y1="13.014cm" svg:x2="5.9cm" svg:y2="13.005cm" draw:start-shape="id128" draw:start-glue-point="3" draw:end-shape="id129" svg:d="m7394 13014c-1120 0-374-9-1494-9">
          <text:p/>
        </draw:connector>
        <draw:rect draw:style-name="gr2" draw:text-style-name="P4" xml:id="id129" draw:id="id129" draw:layer="layout" svg:width="4.9cm" svg:height="0.61cm" svg:x="1cm" svg:y="12.7cm">
          <text:p text:style-name="P3"><text:span text:style-name="T2">Forecast Actual</text:span></text:p>
        </draw:rect>
        <draw:circle draw:style-name="gr10" draw:text-style-name="P3" xml:id="id130" draw:id="id130" draw:layer="layout" svg:width="0.229cm" svg:height="0.229cm" svg:x="10.494cm" svg:y="13.3cm">
          <text:p/>
        </draw:circle>
        <draw:connector draw:style-name="gr4" draw:text-style-name="P3" draw:layer="layout" draw:type="curve" svg:x1="10.723cm" svg:y1="13.414cm" svg:x2="18.842cm" svg:y2="10.305cm" draw:start-shape="id130" draw:start-glue-point="1" draw:end-shape="id131" svg:d="m10723 13414c6090 0 2031-3109 8119-3109">
          <text:p/>
        </draw:connector>
        <draw:circle draw:style-name="gr10" draw:text-style-name="P3" xml:id="id132" draw:id="id132" draw:layer="layout" svg:width="0.229cm" svg:height="0.229cm" svg:x="10.493cm" svg:y="10.958cm">
          <text:p/>
        </draw:circle>
        <draw:connector draw:style-name="gr4" draw:text-style-name="P3" draw:layer="layout" draw:type="curve" svg:x1="10.722cm" svg:y1="11.072cm" svg:x2="18.842cm" svg:y2="10.305cm" draw:start-shape="id132" draw:start-glue-point="1" draw:end-shape="id131" draw:end-glue-point="3" svg:d="m10722 11072c6090 0 2030-767 8120-767">
          <text:p/>
        </draw:connector>
        <draw:circle draw:style-name="gr10" draw:text-style-name="P3" xml:id="id133" draw:id="id133" draw:layer="layout" svg:width="0.229cm" svg:height="0.229cm" svg:x="10.493cm" svg:y="8.658cm">
          <text:p/>
        </draw:circle>
        <draw:connector draw:style-name="gr4" draw:text-style-name="P3" draw:layer="layout" draw:type="curve" svg:x1="10.722cm" svg:y1="8.772cm" svg:x2="18.842cm" svg:y2="10.305cm" draw:start-shape="id133" draw:start-glue-point="1" draw:end-shape="id131" draw:end-glue-point="3" svg:d="m10722 8772c6090 0 2030 1533 8120 1533">
          <text:p/>
        </draw:connector>
        <draw:circle draw:style-name="gr10" draw:text-style-name="P3" xml:id="id134" draw:id="id134" draw:layer="layout" svg:width="0.229cm" svg:height="0.229cm" svg:x="10.493cm" svg:y="6.458cm">
          <text:p/>
        </draw:circle>
        <draw:connector draw:style-name="gr4" draw:text-style-name="P3" draw:layer="layout" draw:type="curve" svg:x1="10.722cm" svg:y1="6.572cm" svg:x2="18.842cm" svg:y2="10.305cm" draw:start-shape="id134" draw:start-glue-point="1" draw:end-shape="id131" svg:d="m10722 6572c6090 0 2030 3733 8120 3733">
          <text:p/>
        </draw:connector>
        <draw:rect draw:style-name="gr9" draw:text-style-name="P2" draw:layer="layout" svg:width="4.5cm" svg:height="1.563cm" svg:x="21.8cm" svg:y="7.237cm">
          <text:p text:style-name="P1"><text:span text:style-name="T1">test_case_rating_id</text:span></text:p>
          <text:p text:style-name="P1"><text:span text:style-name="T1">expert_rating_id</text:span></text:p>
          <text:p text:style-name="P1"><text:span text:style-name="T1">test_case_id</text:span></text:p>
          <text:p text:style-name="P1"><text:span text:style-name="T1"/></text:p>
        </draw:rect>
        <draw:rect draw:style-name="gr2" draw:text-style-name="P4" draw:layer="layout" svg:width="4.5cm" svg:height="0.61cm" svg:x="21.8cm" svg:y="6.69cm">
          <text:p text:style-name="P3"><text:span text:style-name="T2">Test Case Rating</text:span></text:p>
        </draw:rect>
        <draw:circle draw:style-name="gr10" draw:text-style-name="P3" xml:id="id135" draw:id="id135" draw:layer="layout" svg:width="0.229cm" svg:height="0.229cm" svg:x="21.69cm" svg:y="7.871cm">
          <text:p/>
        </draw:circle>
        <draw:connector draw:style-name="gr4" draw:text-style-name="P3" draw:layer="layout" draw:type="curve" svg:x1="21.69cm" svg:y1="7.985cm" svg:x2="20.921cm" svg:y2="10cm" draw:start-shape="id135" draw:start-glue-point="3" draw:end-shape="id131" draw:end-glue-point="0" svg:d="m21690 7985c-513 0-769 671-769 2015">
          <text:p/>
        </draw:connector>
        <draw:rect draw:style-name="gr2" draw:text-style-name="P4" xml:id="id137" draw:id="id137" draw:layer="layout" svg:width="2.65cm" svg:height="0.61cm" svg:x="24.049cm" svg:y="9.999cm">
          <text:p text:style-name="P3"><text:span text:style-name="T2">Test Case</text:span></text:p>
        </draw:rect>
        <draw:circle draw:style-name="gr10" draw:text-style-name="P3" xml:id="id136" draw:id="id136" draw:layer="layout" svg:width="0.229cm" svg:height="0.229cm" svg:x="24.171cm" svg:y="8.3cm">
          <text:p/>
        </draw:circle>
        <draw:connector draw:style-name="gr4" draw:text-style-name="P3" draw:layer="layout" draw:type="curve" svg:x1="24.4cm" svg:y1="8.414cm" svg:x2="25.374cm" svg:y2="9.999cm" draw:start-shape="id136" draw:start-glue-point="1" draw:end-shape="id137" draw:end-glue-point="0" svg:d="m24400 8414c650 0 974 528 974 1585">
          <text:p/>
        </draw:connector>
        <draw:rect draw:style-name="gr14" draw:text-style-name="P4" xml:id="id139" draw:id="id139" draw:layer="layout" svg:width="5.01cm" svg:height="0.61cm" svg:x="1cm" svg:y="15.1cm">
          <text:p text:style-name="P3"><text:span text:style-name="T2">Guidance Expected</text:span></text:p>
        </draw:rect>
        <draw:rect draw:style-name="gr13" draw:text-style-name="P2" draw:layer="layout" svg:width="6.5cm" svg:height="1.363cm" svg:x="7.506cm" svg:y="14.647cm">
          <text:p text:style-name="P1"><text:span text:style-name="T1">guidance_expected_rating_id</text:span></text:p>
          <text:p text:style-name="P1"><text:span text:style-name="T1">guidance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14" draw:text-style-name="P4" draw:layer="layout" svg:width="6.5cm" svg:height="0.61cm" svg:x="7.506cm" svg:y="14.1cm">
          <text:p text:style-name="P3"><text:span text:style-name="T2">Guidance Expected Rating</text:span></text:p>
        </draw:rect>
        <draw:circle draw:style-name="gr12" draw:text-style-name="P3" xml:id="id138" draw:id="id138" draw:layer="layout" svg:width="0.229cm" svg:height="0.229cm" svg:x="7.4cm" svg:y="15.291cm">
          <text:p/>
        </draw:circle>
        <draw:connector draw:style-name="gr4" draw:text-style-name="P3" draw:layer="layout" draw:type="curve" svg:x1="7.4cm" svg:y1="15.405cm" svg:x2="6.01cm" svg:y2="15.405cm" draw:start-shape="id138" draw:start-glue-point="3" draw:end-shape="id139" draw:end-glue-point="1" svg:d="m7400 15405h-1390">
          <text:p/>
        </draw:connector>
        <draw:rect draw:style-name="gr14" draw:text-style-name="P4" xml:id="id141" draw:id="id141" draw:layer="layout" svg:width="5.01cm" svg:height="0.61cm" svg:x="1cm" svg:y="17.3cm">
          <text:p text:style-name="P3"><text:span text:style-name="T2">Guidance Actual</text:span></text:p>
        </draw:rect>
        <draw:rect draw:style-name="gr13" draw:text-style-name="P2" draw:layer="layout" svg:width="6.5cm" svg:height="1.363cm" svg:x="7.506cm" svg:y="16.847cm">
          <text:p text:style-name="P1"><text:span text:style-name="T1">guidance_actual_rating_id</text:span></text:p>
          <text:p text:style-name="P1"><text:span text:style-name="T1">guidance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14" draw:text-style-name="P4" draw:layer="layout" svg:width="6.5cm" svg:height="0.61cm" svg:x="7.506cm" svg:y="16.3cm">
          <text:p text:style-name="P3"><text:span text:style-name="T2">Guidance Actual Rating</text:span></text:p>
        </draw:rect>
        <draw:circle draw:style-name="gr12" draw:text-style-name="P3" xml:id="id140" draw:id="id140" draw:layer="layout" svg:width="0.229cm" svg:height="0.229cm" svg:x="7.4cm" svg:y="17.491cm">
          <text:p/>
        </draw:circle>
        <draw:connector draw:style-name="gr4" draw:text-style-name="P3" draw:layer="layout" draw:type="curve" svg:x1="7.4cm" svg:y1="17.605cm" svg:x2="6.01cm" svg:y2="17.605cm" draw:start-shape="id140" draw:start-glue-point="3" draw:end-shape="id141" draw:end-glue-point="1" svg:d="m7400 17605h-1390">
          <text:p/>
        </draw:connector>
        <draw:circle draw:style-name="gr12" draw:text-style-name="P3" xml:id="id143" draw:id="id143" draw:layer="layout" svg:width="0.229cm" svg:height="0.229cm" svg:x="10.499cm" svg:y="17.858cm">
          <text:p/>
        </draw:circle>
        <draw:circle draw:style-name="gr12" draw:text-style-name="P3" xml:id="id142" draw:id="id142" draw:layer="layout" svg:width="0.229cm" svg:height="0.229cm" svg:x="10.499cm" svg:y="15.658cm">
          <text:p/>
        </draw:circle>
        <draw:connector draw:style-name="gr4" draw:text-style-name="P3" draw:layer="layout" draw:type="curve" svg:x1="10.728cm" svg:y1="15.772cm" svg:x2="18.842cm" svg:y2="10.305cm" draw:start-shape="id142" draw:start-glue-point="1" draw:end-shape="id131" draw:end-glue-point="3" svg:d="m10728 15772c6085 0 2029-5467 8114-5467">
          <text:p/>
        </draw:connector>
        <draw:connector draw:style-name="gr4" draw:text-style-name="P3" draw:layer="layout" draw:type="curve" svg:x1="10.728cm" svg:y1="17.972cm" svg:x2="18.842cm" svg:y2="10.305cm" draw:start-shape="id143" draw:start-glue-point="1" draw:end-shape="id131" draw:end-glue-point="3" svg:d="m10728 17972c6085 0 2029-7667 8114-7667">
          <text:p/>
        </draw:connector>
      </draw:page>
      <draw:page draw:name="page6" draw:style-name="dp1" draw:master-page-name="Default">
        <draw:rect draw:style-name="gr2" draw:text-style-name="P4" xml:id="id144" draw:id="id144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152" draw:id="id152" draw:layer="layout" svg:width="3.5cm" svg:height="3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  <text:p text:style-name="P1"><text:span text:style-name="T1">visible_status</text:span></text:p>
          <text:p text:style-name="P1"><text:span text:style-name="T4">supports_fixed</text:span></text:p>
        </draw:rect>
        <draw:rect draw:style-name="gr2" draw:text-style-name="P4" xml:id="id145" draw:id="id145" draw:layer="layout" svg:width="3.5cm" svg:height="0.61cm" svg:x="4cm" svg:y="4.4cm">
          <text:p text:style-name="P3"><text:span text:style-name="T2">Software</text:span></text:p>
        </draw:rect>
        <draw:rect draw:style-name="gr2" draw:text-style-name="P4" xml:id="id155" draw:id="id155" draw:layer="layout" svg:width="3.26cm" svg:height="0.61cm" svg:x="3.34cm" svg:y="12.5cm">
          <text:p text:style-name="P3"><text:span text:style-name="T2">Test Panel</text:span></text:p>
        </draw:rect>
        <draw:rect draw:style-name="gr2" draw:text-style-name="P4" xml:id="id157" draw:id="id157" draw:layer="layout" svg:width="3.6cm" svg:height="0.61cm" svg:x="9.769cm" svg:y="17.49cm">
          <text:p text:style-name="P3"><text:span text:style-name="T2">Forecast Actual</text:span></text:p>
        </draw:rect>
        <draw:connector draw:style-name="gr4" draw:text-style-name="P3" draw:layer="layout" draw:type="curve" svg:x1="4.74cm" svg:y1="2.195cm" svg:x2="5.75cm" svg:y2="4.4cm" draw:start-shape="id144" draw:start-glue-point="1" draw:end-shape="id145" draw:end-glue-point="0" svg:d="m4740 2195c674 0 1010 735 1010 2205">
          <text:p/>
        </draw:connector>
        <draw:connector draw:style-name="gr4" draw:text-style-name="P3" draw:layer="layout" draw:type="curve" svg:x1="4.7cm" svg:y1="3.295cm" svg:x2="5.75cm" svg:y2="4.4cm" draw:start-shape="id146" draw:start-glue-point="1" draw:end-shape="id145" draw:end-glue-point="0" svg:d="m4700 3295c700 0 1050 368 1050 1105">
          <text:p/>
        </draw:connector>
        <draw:rect draw:style-name="gr1" draw:text-style-name="P2" xml:id="id148" draw:id="id148" draw:layer="layout" svg:width="4.1cm" svg:height="1.4cm" svg:x="8.035cm" svg:y="11.7cm">
          <text:p text:style-name="P1"><text:span text:style-name="T1">software_compare_id</text:span></text:p>
          <text:p text:style-name="P1"><text:span text:style-name="T1">software_id</text:span></text:p>
          <text:p text:style-name="P1"><text:span text:style-name="T1">test_panel_id</text:span></text:p>
        </draw:rect>
        <draw:rect draw:style-name="gr2" draw:text-style-name="P4" xml:id="id150" draw:id="id150" draw:layer="layout" svg:width="4.1cm" svg:height="0.61cm" svg:x="8.035cm" svg:y="11.1cm">
          <text:p text:style-name="P3"><text:span text:style-name="T2">Software Compare</text:span></text:p>
        </draw:rect>
        <draw:rect draw:style-name="gr1" draw:text-style-name="P2" draw:layer="layout" svg:width="4.1cm" svg:height="1.4cm" svg:x="7.988cm" svg:y="9.4cm">
          <text:p text:style-name="P1"><text:span text:style-name="T1">software_target_id</text:span></text:p>
          <text:p text:style-name="P1"><text:span text:style-name="T1">software_compare_id</text:span></text:p>
          <text:p text:style-name="P1"><text:span text:style-name="T1">software_id</text:span></text:p>
        </draw:rect>
        <draw:rect draw:style-name="gr2" draw:text-style-name="P4" draw:layer="layout" svg:width="4.1cm" svg:height="0.61cm" svg:x="7.988cm" svg:y="8.8cm">
          <text:p text:style-name="P3"><text:span text:style-name="T2">Software Target</text:span></text:p>
        </draw:rect>
        <draw:rect draw:style-name="gr1" draw:text-style-name="P2" xml:id="id159" draw:id="id159" draw:layer="layout" svg:width="4.1cm" svg:height="2.23cm" svg:x="12.229cm" svg:y="15cm">
          <text:p text:style-name="P1"><text:span text:style-name="T1">forecast_compare_id</text:span></text:p>
          <text:p text:style-name="P1"><text:span text:style-name="T1">software_compare_id</text:span></text:p>
          <text:p text:style-name="P1"><text:span text:style-name="T1">forecast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1cm" svg:height="0.61cm" svg:x="12.229cm" svg:y="14.39cm">
          <text:p text:style-name="P3"><text:span text:style-name="T2">Forecast Compare</text:span></text:p>
        </draw:rect>
        <draw:circle draw:style-name="gr3" draw:text-style-name="P3" xml:id="id147" draw:id="id147" draw:layer="layout" svg:width="0.229cm" svg:height="0.229cm" svg:x="12.1cm" svg:y="15.59cm">
          <text:p/>
        </draw:circle>
        <draw:connector draw:style-name="gr4" draw:text-style-name="P3" draw:layer="layout" draw:type="curve" svg:x1="12.1cm" svg:y1="15.704cm" svg:x2="10.085cm" svg:y2="13.1cm" draw:start-shape="id147" draw:start-glue-point="3" draw:end-shape="id148" svg:d="m12100 15704c-1344 0-2015-868-2015-2604">
          <text:p/>
        </draw:connector>
        <draw:circle draw:style-name="gr3" draw:text-style-name="P3" xml:id="id149" draw:id="id149" draw:layer="layout" svg:width="0.229cm" svg:height="0.229cm" svg:x="11.828cm" svg:y="10cm">
          <text:p/>
        </draw:circle>
        <draw:connector draw:style-name="gr4" draw:text-style-name="P3" draw:layer="layout" draw:type="curve" svg:x1="12.057cm" svg:y1="10.114cm" svg:x2="12.135cm" svg:y2="11.405cm" draw:start-shape="id149" draw:start-glue-point="1" draw:end-shape="id150" draw:end-glue-point="1" svg:d="m12057 10114c868 0 829 1291 78 1291">
          <text:p/>
        </draw:connector>
        <draw:rect draw:style-name="gr1" draw:text-style-name="P2" draw:layer="layout" svg:width="4.1cm" svg:height="1.4cm" svg:x="12.229cm" svg:y="18.99cm">
          <text:p text:style-name="P1"><text:span text:style-name="T1">forcast_target_id</text:span></text:p>
          <text:p text:style-name="P1"><text:span text:style-name="T1">forecast_compare_id</text:span></text:p>
          <text:p text:style-name="P1"><text:span text:style-name="T1">forecast_actual_id</text:span></text:p>
        </draw:rect>
        <draw:rect draw:style-name="gr2" draw:text-style-name="P4" draw:layer="layout" svg:width="4.1cm" svg:height="0.61cm" svg:x="12.229cm" svg:y="18.39cm">
          <text:p text:style-name="P3"><text:span text:style-name="T2">Forecast Target</text:span></text:p>
        </draw:rect>
        <draw:connector draw:style-name="gr4" draw:text-style-name="P3" draw:layer="layout" draw:type="curve" svg:x1="7.906cm" svg:y1="12.385cm" svg:x2="5.75cm" svg:y2="8cm" draw:start-shape="id151" draw:start-glue-point="3" draw:end-shape="id152" draw:end-glue-point="2" svg:d="m7906 12385c-1438 0-2156-1461-2156-4385">
          <text:p/>
        </draw:connector>
        <draw:circle draw:style-name="gr3" draw:text-style-name="P3" xml:id="id151" draw:id="id151" draw:layer="layout" svg:width="0.229cm" svg:height="0.229cm" svg:x="7.906cm" svg:y="12.271cm">
          <text:p/>
        </draw:circle>
        <draw:connector draw:style-name="gr4" draw:text-style-name="P3" draw:layer="layout" draw:type="curve" svg:x1="7.9cm" svg:y1="10.409cm" svg:x2="5.75cm" svg:y2="8cm" draw:start-shape="id153" draw:start-glue-point="3" draw:end-shape="id152" svg:d="m7900 10409c-1434 0-2150-803-2150-2409">
          <text:p/>
        </draw:connector>
        <draw:circle draw:style-name="gr3" draw:text-style-name="P3" xml:id="id153" draw:id="id153" draw:layer="layout" svg:width="0.229cm" svg:height="0.229cm" svg:x="7.9cm" svg:y="10.295cm">
          <text:p/>
        </draw:circle>
        <draw:connector draw:style-name="gr4" draw:text-style-name="P3" draw:layer="layout" draw:type="curve" svg:x1="7.947cm" svg:y1="12.809cm" svg:x2="6.6cm" svg:y2="12.805cm" draw:start-shape="id154" draw:start-glue-point="3" draw:end-shape="id155" draw:end-glue-point="1" svg:d="m7947 12809c-1009 0-336-4-1347-4">
          <text:p/>
        </draw:connector>
        <draw:circle draw:style-name="gr3" draw:text-style-name="P3" xml:id="id154" draw:id="id154" draw:layer="layout" svg:width="0.229cm" svg:height="0.229cm" svg:x="7.947cm" svg:y="12.695cm">
          <text:p/>
        </draw:circle>
        <draw:connector draw:style-name="gr4" draw:text-style-name="P3" draw:layer="layout" draw:type="curve" svg:x1="12.1cm" svg:y1="16.075cm" svg:x2="11.569cm" svg:y2="17.49cm" draw:start-shape="id156" draw:start-glue-point="3" draw:end-shape="id157" svg:d="m12100 16075c-354 0-531 471-531 1415">
          <text:p/>
        </draw:connector>
        <draw:circle draw:style-name="gr3" draw:text-style-name="P3" xml:id="id156" draw:id="id156" draw:layer="layout" svg:width="0.229cm" svg:height="0.229cm" svg:x="12.1cm" svg:y="15.961cm">
          <text:p/>
        </draw:circle>
        <draw:connector draw:style-name="gr4" draw:text-style-name="P3" draw:layer="layout" draw:type="curve" svg:x1="16.221cm" svg:y1="19.696cm" svg:x2="16.329cm" svg:y2="16.115cm" draw:start-shape="id158" draw:start-glue-point="1" draw:end-shape="id159" svg:d="m16221 19696c913 0 859-3581 108-3581">
          <text:p/>
        </draw:connector>
        <draw:circle draw:style-name="gr3" draw:text-style-name="P3" xml:id="id158" draw:id="id158" draw:layer="layout" svg:width="0.229cm" svg:height="0.229cm" svg:x="15.992cm" svg:y="19.582cm">
          <text:p/>
        </draw:circle>
        <draw:connector draw:style-name="gr4" draw:text-style-name="P3" draw:layer="layout" draw:type="curve" svg:x1="12.16cm" svg:y1="20.104cm" svg:x2="11.569cm" svg:y2="18.1cm" draw:start-shape="id160" draw:start-glue-point="3" draw:end-shape="id157" draw:end-glue-point="2" svg:d="m12160 20104c-394 0-591-668-591-2004">
          <text:p/>
        </draw:connector>
        <draw:circle draw:style-name="gr3" draw:text-style-name="P3" xml:id="id160" draw:id="id160" draw:layer="layout" svg:width="0.229cm" svg:height="0.229cm" svg:x="12.16cm" svg:y="19.99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588cm" svg:y="1cm">
          <draw:text-box>
            <text:p><text:span text:style-name="T7">TCH Forecast Tester</text:span></text:p>
          </draw:text-box>
        </draw:frame>
        <draw:rect draw:style-name="gr2" draw:text-style-name="P4" xml:id="id146" draw:id="id146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9cm" svg:height="3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63" draw:id="id163" draw:layer="layout" svg:width="3.9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61" draw:id="id161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75cm" svg:y2="4.4cm" draw:start-shape="id161" draw:start-glue-point="3" draw:end-shape="id145" draw:end-glue-point="0" svg:d="m7871 2385c-1414 0-2121 671-2121 2015">
          <text:p/>
        </draw:connector>
        <draw:circle draw:style-name="gr3" draw:text-style-name="P3" xml:id="id162" draw:id="id162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3.05cm" svg:y2="4.4cm" draw:start-shape="id162" draw:start-glue-point="1" draw:end-shape="id163" draw:end-glue-point="0" svg:d="m10058 2785c1995 0 2992 538 29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66" draw:id="id166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64" draw:id="id164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3.05cm" svg:y2="4.4cm" draw:start-shape="id164" draw:start-glue-point="3" draw:end-shape="id163" draw:end-glue-point="0" svg:d="m14371 2885c-881 0-1321 505-1321 1515">
          <text:p/>
        </draw:connector>
        <draw:circle draw:style-name="gr3" draw:text-style-name="P3" xml:id="id165" draw:id="id165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65" draw:start-glue-point="1" draw:end-shape="id166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8</text:span></text:p>
          </draw:text-box>
        </draw:frame>
        <draw:rect draw:style-name="gr2" draw:text-style-name="P4" xml:id="id168" draw:id="id168" draw:layer="layout" svg:width="4.146cm" svg:height="0.61cm" svg:x="1.354cm" svg:y="17.49cm">
          <text:p text:style-name="P3"><text:span text:style-name="T2">Evaluation Actual</text:span></text:p>
        </draw:rect>
        <draw:rect draw:style-name="gr9" draw:text-style-name="P2" xml:id="id170" draw:id="id170" draw:layer="layout" svg:width="4.286cm" svg:height="2.23cm" svg:x="4.214cm" svg:y="15cm">
          <text:p text:style-name="P1"><text:span text:style-name="T1">evaluation_compare_id</text:span></text:p>
          <text:p text:style-name="P1"><text:span text:style-name="T1">software_compare_id</text:span></text:p>
          <text:p text:style-name="P1"><text:span text:style-name="T1">evaluation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286cm" svg:height="0.61cm" svg:x="4.214cm" svg:y="14.39cm">
          <text:p text:style-name="P3"><text:span text:style-name="T2">Evaluation Compare</text:span></text:p>
        </draw:rect>
        <draw:circle draw:style-name="gr10" draw:text-style-name="P3" xml:id="id172" draw:id="id172" draw:layer="layout" svg:width="0.229cm" svg:height="0.229cm" svg:x="8.085cm" svg:y="15.59cm">
          <text:p/>
        </draw:circle>
        <draw:rect draw:style-name="gr9" draw:text-style-name="P2" draw:layer="layout" svg:width="4.286cm" svg:height="1.4cm" svg:x="4.214cm" svg:y="18.99cm">
          <text:p text:style-name="P1"><text:span text:style-name="T1">evaluation_target_id</text:span></text:p>
          <text:p text:style-name="P1"><text:span text:style-name="T1">evaluation_compare_id</text:span></text:p>
          <text:p text:style-name="P1"><text:span text:style-name="T1">evaluation_actual_id</text:span></text:p>
        </draw:rect>
        <draw:rect draw:style-name="gr2" draw:text-style-name="P4" draw:layer="layout" svg:width="4.286cm" svg:height="0.61cm" svg:x="4.214cm" svg:y="18.39cm">
          <text:p text:style-name="P3"><text:span text:style-name="T2">Evaluation Target</text:span></text:p>
        </draw:rect>
        <draw:connector draw:style-name="gr4" draw:text-style-name="P3" draw:layer="layout" draw:type="curve" svg:x1="4.085cm" svg:y1="16.075cm" svg:x2="3.427cm" svg:y2="17.49cm" draw:start-shape="id167" draw:start-glue-point="3" draw:end-shape="id168" svg:d="m4085 16075c-439 0-658 471-658 1415">
          <text:p/>
        </draw:connector>
        <draw:circle draw:style-name="gr10" draw:text-style-name="P3" xml:id="id167" draw:id="id167" draw:layer="layout" svg:width="0.229cm" svg:height="0.229cm" svg:x="4.085cm" svg:y="15.961cm">
          <text:p/>
        </draw:circle>
        <draw:connector draw:style-name="gr4" draw:text-style-name="P3" draw:layer="layout" draw:type="curve" svg:x1="8.606cm" svg:y1="19.696cm" svg:x2="8.5cm" svg:y2="16.115cm" draw:start-shape="id169" draw:start-glue-point="1" draw:end-shape="id170" svg:d="m8606 19696c751 0 804-3581-106-3581">
          <text:p/>
        </draw:connector>
        <draw:circle draw:style-name="gr10" draw:text-style-name="P3" xml:id="id169" draw:id="id169" draw:layer="layout" svg:width="0.229cm" svg:height="0.229cm" svg:x="8.377cm" svg:y="19.582cm">
          <text:p/>
        </draw:circle>
        <draw:connector draw:style-name="gr4" draw:text-style-name="P3" draw:layer="layout" draw:type="curve" svg:x1="4.145cm" svg:y1="20.104cm" svg:x2="3.427cm" svg:y2="18.1cm" draw:start-shape="id171" draw:start-glue-point="3" draw:end-shape="id168" svg:d="m4145 20104c-479 0-718-668-718-2004">
          <text:p/>
        </draw:connector>
        <draw:circle draw:style-name="gr10" draw:text-style-name="P3" xml:id="id171" draw:id="id171" draw:layer="layout" svg:width="0.229cm" svg:height="0.229cm" svg:x="4.145cm" svg:y="19.99cm">
          <text:p/>
        </draw:circle>
        <draw:connector draw:style-name="gr4" draw:text-style-name="P3" draw:layer="layout" draw:type="curve" svg:x1="8.314cm" svg:y1="15.704cm" svg:x2="10.085cm" svg:y2="13.1cm" draw:start-shape="id172" draw:start-glue-point="1" draw:end-shape="id148" draw:end-glue-point="2" svg:d="m8314 15704c1181 0 1771-868 1771-2604">
          <text:p/>
        </draw:connector>
      </draw:page>
      <draw:page draw:name="page7" draw:style-name="dp1" draw:master-page-name="Default">
        <draw:rect draw:style-name="gr2" draw:text-style-name="P4" xml:id="id173" draw:id="id173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176" draw:id="id176" draw:layer="layout" svg:width="3.5cm" svg:height="2.607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  <text:p text:style-name="P1"><text:span text:style-name="T4">supports_fixed</text:span></text:p>
        </draw:rect>
        <draw:rect draw:style-name="gr2" draw:text-style-name="P4" xml:id="id174" draw:id="id174" draw:layer="layout" svg:width="3.5cm" svg:height="0.61cm" svg:x="4cm" svg:y="4.4cm">
          <text:p text:style-name="P3"><text:span text:style-name="T2">Software</text:span></text:p>
        </draw:rect>
        <draw:connector draw:style-name="gr4" draw:text-style-name="P3" draw:layer="layout" draw:type="curve" svg:x1="4.74cm" svg:y1="2.195cm" svg:x2="5.75cm" svg:y2="4.4cm" draw:start-shape="id173" draw:start-glue-point="1" draw:end-shape="id174" draw:end-glue-point="0" svg:d="m4740 2195c674 0 1010 735 1010 2205">
          <text:p/>
        </draw:connector>
        <draw:connector draw:style-name="gr4" draw:text-style-name="P3" draw:layer="layout" draw:type="curve" svg:x1="4.7cm" svg:y1="3.295cm" svg:x2="5.75cm" svg:y2="4.4cm" draw:start-shape="id175" draw:start-glue-point="1" draw:end-shape="id174" draw:end-glue-point="0" svg:d="m4700 3295c700 0 1050 368 1050 1105">
          <text:p/>
        </draw:connector>
        <draw:connector draw:style-name="gr4" draw:text-style-name="P3" draw:layer="layout" draw:type="curve" svg:x1="7.906cm" svg:y1="12.385cm" svg:x2="5.75cm" svg:y2="7.607cm" draw:end-shape="id176" draw:end-glue-point="2" svg:d="m7906 12385c0-3207-2156-818-2156-4778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588cm" svg:y="1cm">
          <draw:text-box>
            <text:p><text:span text:style-name="T7">TCH Forecast Tester</text:span></text:p>
          </draw:text-box>
        </draw:frame>
        <draw:rect draw:style-name="gr2" draw:text-style-name="P4" xml:id="id175" draw:id="id175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9cm" svg:height="3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79" draw:id="id179" draw:layer="layout" svg:width="3.9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77" draw:id="id177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75cm" svg:y2="4.4cm" draw:start-shape="id177" draw:start-glue-point="3" draw:end-shape="id174" draw:end-glue-point="0" svg:d="m7871 2385c-1414 0-2121 671-2121 2015">
          <text:p/>
        </draw:connector>
        <draw:circle draw:style-name="gr3" draw:text-style-name="P3" xml:id="id178" draw:id="id178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3.05cm" svg:y2="4.4cm" draw:start-shape="id178" draw:start-glue-point="1" draw:end-shape="id179" draw:end-glue-point="0" svg:d="m10058 2785c1995 0 2992 538 29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82" draw:id="id182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80" draw:id="id180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3.05cm" svg:y2="4.4cm" draw:start-shape="id180" draw:start-glue-point="3" draw:end-shape="id179" draw:end-glue-point="0" svg:d="m14371 2885c-881 0-1321 505-1321 1515">
          <text:p/>
        </draw:connector>
        <draw:circle draw:style-name="gr3" draw:text-style-name="P3" xml:id="id181" draw:id="id181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81" draw:start-glue-point="1" draw:end-shape="id182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14H55M28S</meta:editing-duration>
    <meta:editing-cycles>87</meta:editing-cycles>
    <meta:generator>OpenOffice/4.0.1$Win32 OpenOffice.org_project/401m5$Build-9714</meta:generator>
    <dc:date>2016-07-19T06:35:05.22</dc:date>
    <dc:creator>Nathan Bunker</dc:creator>
    <meta:printed-by>Nathan Bunker</meta:printed-by>
    <meta:print-date>2014-11-24T20:43:06.97</meta:print-date>
    <meta:document-statistic meta:object-count="431"/>
  </office:meta>
</office:document-meta>
</file>